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5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version efficiency" table:style-name="ta1">
        <table:shapes>
          <draw:frame draw:z-index="0" draw:style-name="gr1" draw:text-style-name="P1" svg:width="29.228cm" svg:height="16.44cm" svg:x="2.795cm" svg:y="8.284cm">
            <draw:object draw:notify-on-update-of-ranges="'conversion efficiency'.A12:'conversion efficiency'.A12 'conversion efficiency'.B12:'conversion efficiency'.AS12 'conversion efficiency'.A13:'conversion efficiency'.A13 'conversion efficiency'.B13:'conversion efficiency'.AS13 'conversion efficiency'.A14:'conversion efficiency'.A14 'conversion efficiency'.B14:'conversion efficiency'.AS14 'conversion efficiency'.A15:'conversion efficiency'.A15 'conversion efficiency'.B15:'conversion efficiency'.AS15 'conversion efficiency'.A16:'conversion efficiency'.A16 'conversion efficiency'.B16:'conversion efficiency'.AS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Data Access And Licens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sil energy.Primary Fossil Energy FUEL[1]</text:p>
          </table:table-cell>
          <table:table-cell/>
          <table:table-cell office:value-type="float" office:value="0.251474666" calcext:value-type="float">
            <text:p>0.251474666</text:p>
          </table:table-cell>
          <table:table-cell office:value-type="float" office:value="0.249623341" calcext:value-type="float">
            <text:p>0.249623341</text:p>
          </table:table-cell>
          <table:table-cell office:value-type="float" office:value="0.248355929" calcext:value-type="float">
            <text:p>0.248355929</text:p>
          </table:table-cell>
          <table:table-cell office:value-type="float" office:value="0.258647393" calcext:value-type="float">
            <text:p>0.258647393</text:p>
          </table:table-cell>
          <table:table-cell office:value-type="float" office:value="0.263349169" calcext:value-type="float">
            <text:p>0.263349169</text:p>
          </table:table-cell>
          <table:table-cell office:value-type="float" office:value="0.272723281" calcext:value-type="float">
            <text:p>0.272723281</text:p>
          </table:table-cell>
          <table:table-cell office:value-type="float" office:value="0.277732526" calcext:value-type="float">
            <text:p>0.277732526</text:p>
          </table:table-cell>
          <table:table-cell office:value-type="float" office:value="0.288005915" calcext:value-type="float">
            <text:p>0.288005915</text:p>
          </table:table-cell>
          <table:table-cell office:value-type="float" office:value="0.293504224" calcext:value-type="float">
            <text:p>0.293504224</text:p>
          </table:table-cell>
          <table:table-cell office:value-type="float" office:value="0.297968033" calcext:value-type="float">
            <text:p>0.297968033</text:p>
          </table:table-cell>
          <table:table-cell office:value-type="float" office:value="0.295978324" calcext:value-type="float">
            <text:p>0.295978324</text:p>
          </table:table-cell>
          <table:table-cell office:value-type="float" office:value="0.29789555" calcext:value-type="float">
            <text:p>0.29789555</text:p>
          </table:table-cell>
          <table:table-cell office:value-type="float" office:value="0.295753352" calcext:value-type="float">
            <text:p>0.295753352</text:p>
          </table:table-cell>
          <table:table-cell office:value-type="float" office:value="0.300720046" calcext:value-type="float">
            <text:p>0.300720046</text:p>
          </table:table-cell>
          <table:table-cell office:value-type="float" office:value="0.306596257" calcext:value-type="float">
            <text:p>0.306596257</text:p>
          </table:table-cell>
          <table:table-cell office:value-type="float" office:value="0.315188662" calcext:value-type="float">
            <text:p>0.315188662</text:p>
          </table:table-cell>
          <table:table-cell office:value-type="float" office:value="0.319666158" calcext:value-type="float">
            <text:p>0.319666158</text:p>
          </table:table-cell>
          <table:table-cell office:value-type="float" office:value="0.323652586" calcext:value-type="float">
            <text:p>0.323652586</text:p>
          </table:table-cell>
          <table:table-cell office:value-type="float" office:value="0.322641572" calcext:value-type="float">
            <text:p>0.322641572</text:p>
          </table:table-cell>
          <table:table-cell office:value-type="float" office:value="0.333551902" calcext:value-type="float">
            <text:p>0.333551902</text:p>
          </table:table-cell>
          <table:table-cell office:value-type="float" office:value="0.339675782" calcext:value-type="float">
            <text:p>0.339675782</text:p>
          </table:table-cell>
          <table:table-cell office:value-type="float" office:value="0.341136443" calcext:value-type="float">
            <text:p>0.341136443</text:p>
          </table:table-cell>
          <table:table-cell office:value-type="float" office:value="0.358450319" calcext:value-type="float">
            <text:p>0.358450319</text:p>
          </table:table-cell>
          <table:table-cell office:value-type="float" office:value="0.378868194" calcext:value-type="float">
            <text:p>0.378868194</text:p>
          </table:table-cell>
          <table:table-cell office:value-type="float" office:value="0.39005716" calcext:value-type="float">
            <text:p>0.39005716</text:p>
          </table:table-cell>
          <table:table-cell office:value-type="float" office:value="0.401276336" calcext:value-type="float">
            <text:p>0.401276336</text:p>
          </table:table-cell>
          <table:table-cell office:value-type="float" office:value="0.409522082" calcext:value-type="float">
            <text:p>0.409522082</text:p>
          </table:table-cell>
          <table:table-cell office:value-type="float" office:value="0.419684436" calcext:value-type="float">
            <text:p>0.419684436</text:p>
          </table:table-cell>
          <table:table-cell office:value-type="float" office:value="0.41191601" calcext:value-type="float">
            <text:p>0.41191601</text:p>
          </table:table-cell>
          <table:table-cell office:value-type="float" office:value="0.430350077" calcext:value-type="float">
            <text:p>0.430350077</text:p>
          </table:table-cell>
          <table:table-cell office:value-type="float" office:value="0.446170363" calcext:value-type="float">
            <text:p>0.446170363</text:p>
          </table:table-cell>
          <table:table-cell office:value-type="float" office:value="0.455012946" calcext:value-type="float">
            <text:p>0.455012946</text:p>
          </table:table-cell>
          <table:table-cell office:value-type="float" office:value="0.459284044" calcext:value-type="float">
            <text:p>0.459284044</text:p>
          </table:table-cell>
          <table:table-cell office:value-type="float" office:value="0.465449328" calcext:value-type="float">
            <text:p>0.465449328</text:p>
          </table:table-cell>
          <table:table-cell office:value-type="float" office:value="0.469400753" calcext:value-type="float">
            <text:p>0.469400753</text:p>
          </table:table-cell>
          <table:table-cell office:value-type="float" office:value="0.462440585" calcext:value-type="float">
            <text:p>0.462440585</text:p>
          </table:table-cell>
          <table:table-cell office:value-type="float" office:value="0.470789309" calcext:value-type="float">
            <text:p>0.470789309</text:p>
          </table:table-cell>
          <table:table-cell office:value-type="float" office:value="0.488998008" calcext:value-type="float">
            <text:p>0.488998008</text:p>
          </table:table-cell>
          <table:table-cell office:value-type="float" office:value="0.494348242" calcext:value-type="float">
            <text:p>0.494348242</text:p>
          </table:table-cell>
          <table:table-cell office:value-type="float" office:value="0.470021054" calcext:value-type="float">
            <text:p>0.470021054</text:p>
          </table:table-cell>
          <table:table-cell office:value-type="float" office:value="0.485509568" calcext:value-type="float">
            <text:p>0.485509568</text:p>
          </table:table-cell>
          <table:table-cell office:value-type="float" office:value="0.504661428" calcext:value-type="float">
            <text:p>0.504661428</text:p>
          </table:table-cell>
          <table:table-cell table:number-columns-repeated="2"/>
          <table:table-cell office:value-type="string" calcext:value-type="string">
            <text:p>zJ</text:p>
          </table:table-cell>
          <table:table-cell office:value-type="string" calcext:value-type="string">
            <text:p>world; summed over coal, oil, and gas</text:p>
          </table:table-cell>
          <table:table-cell office:value-type="string" calcext:value-type="string">
            <text:p>https://ourworldindata.org/grapher/fossil-fuel-production</text:p>
          </table:table-cell>
          <table:table-cell office:value-type="string" calcext:value-type="string">
            <text:p>Energy Institute - Statistical Review of World Energy (202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sil energy coal.Primary Fossil Energy FUEL[1]</text:p>
          </table:table-cell>
          <table:table-cell/>
          <table:table-cell office:value-type="float" office:value="0.07720295" calcext:value-type="float">
            <text:p>0.07720295</text:p>
          </table:table-cell>
          <table:table-cell office:value-type="float" office:value="0.07993602" calcext:value-type="float">
            <text:p>0.07993602</text:p>
          </table:table-cell>
          <table:table-cell office:value-type="float" office:value="0.079693956" calcext:value-type="float">
            <text:p>0.079693956</text:p>
          </table:table-cell>
          <table:table-cell office:value-type="float" office:value="0.083180398" calcext:value-type="float">
            <text:p>0.083180398</text:p>
          </table:table-cell>
          <table:table-cell office:value-type="float" office:value="0.087395429" calcext:value-type="float">
            <text:p>0.087395429</text:p>
          </table:table-cell>
          <table:table-cell office:value-type="float" office:value="0.089468262" calcext:value-type="float">
            <text:p>0.089468262</text:p>
          </table:table-cell>
          <table:table-cell office:value-type="float" office:value="0.091156558" calcext:value-type="float">
            <text:p>0.091156558</text:p>
          </table:table-cell>
          <table:table-cell office:value-type="float" office:value="0.093370698" calcext:value-type="float">
            <text:p>0.093370698</text:p>
          </table:table-cell>
          <table:table-cell office:value-type="float" office:value="0.095020074" calcext:value-type="float">
            <text:p>0.095020074</text:p>
          </table:table-cell>
          <table:table-cell office:value-type="float" office:value="0.094841838" calcext:value-type="float">
            <text:p>0.094841838</text:p>
          </table:table-cell>
          <table:table-cell office:value-type="float" office:value="0.092263738" calcext:value-type="float">
            <text:p>0.092263738</text:p>
          </table:table-cell>
          <table:table-cell office:value-type="float" office:value="0.092060802" calcext:value-type="float">
            <text:p>0.092060802</text:p>
          </table:table-cell>
          <table:table-cell office:value-type="float" office:value="0.089288143" calcext:value-type="float">
            <text:p>0.089288143</text:p>
          </table:table-cell>
          <table:table-cell office:value-type="float" office:value="0.091337843" calcext:value-type="float">
            <text:p>0.091337843</text:p>
          </table:table-cell>
          <table:table-cell office:value-type="float" office:value="0.094127814" calcext:value-type="float">
            <text:p>0.094127814</text:p>
          </table:table-cell>
          <table:table-cell office:value-type="float" office:value="0.095404324" calcext:value-type="float">
            <text:p>0.095404324</text:p>
          </table:table-cell>
          <table:table-cell office:value-type="float" office:value="0.096803935" calcext:value-type="float">
            <text:p>0.096803935</text:p>
          </table:table-cell>
          <table:table-cell office:value-type="float" office:value="0.095063238" calcext:value-type="float">
            <text:p>0.095063238</text:p>
          </table:table-cell>
          <table:table-cell office:value-type="float" office:value="0.095094788" calcext:value-type="float">
            <text:p>0.095094788</text:p>
          </table:table-cell>
          <table:table-cell office:value-type="float" office:value="0.096487092" calcext:value-type="float">
            <text:p>0.096487092</text:p>
          </table:table-cell>
          <table:table-cell office:value-type="float" office:value="0.100577844" calcext:value-type="float">
            <text:p>0.100577844</text:p>
          </table:table-cell>
          <table:table-cell office:value-type="float" office:value="0.101792322" calcext:value-type="float">
            <text:p>0.101792322</text:p>
          </table:table-cell>
          <table:table-cell office:value-type="float" office:value="0.109257552" calcext:value-type="float">
            <text:p>0.109257552</text:p>
          </table:table-cell>
          <table:table-cell office:value-type="float" office:value="0.118703808" calcext:value-type="float">
            <text:p>0.118703808</text:p>
          </table:table-cell>
          <table:table-cell office:value-type="float" office:value="0.126174542" calcext:value-type="float">
            <text:p>0.126174542</text:p>
          </table:table-cell>
          <table:table-cell office:value-type="float" office:value="0.132540962" calcext:value-type="float">
            <text:p>0.132540962</text:p>
          </table:table-cell>
          <table:table-cell office:value-type="float" office:value="0.138386855" calcext:value-type="float">
            <text:p>0.138386855</text:p>
          </table:table-cell>
          <table:table-cell office:value-type="float" office:value="0.142935732" calcext:value-type="float">
            <text:p>0.142935732</text:p>
          </table:table-cell>
          <table:table-cell office:value-type="float" office:value="0.142726655" calcext:value-type="float">
            <text:p>0.142726655</text:p>
          </table:table-cell>
          <table:table-cell office:value-type="float" office:value="0.15038856" calcext:value-type="float">
            <text:p>0.15038856</text:p>
          </table:table-cell>
          <table:table-cell office:value-type="float" office:value="0.161057923" calcext:value-type="float">
            <text:p>0.161057923</text:p>
          </table:table-cell>
          <table:table-cell office:value-type="float" office:value="0.162753793" calcext:value-type="float">
            <text:p>0.162753793</text:p>
          </table:table-cell>
          <table:table-cell office:value-type="float" office:value="0.165367926" calcext:value-type="float">
            <text:p>0.165367926</text:p>
          </table:table-cell>
          <table:table-cell office:value-type="float" office:value="0.164961662" calcext:value-type="float">
            <text:p>0.164961662</text:p>
          </table:table-cell>
          <table:table-cell office:value-type="float" office:value="0.160374953" calcext:value-type="float">
            <text:p>0.160374953</text:p>
          </table:table-cell>
          <table:table-cell office:value-type="float" office:value="0.151584145" calcext:value-type="float">
            <text:p>0.151584145</text:p>
          </table:table-cell>
          <table:table-cell office:value-type="float" office:value="0.155014128" calcext:value-type="float">
            <text:p>0.155014128</text:p>
          </table:table-cell>
          <table:table-cell office:value-type="float" office:value="0.162301968" calcext:value-type="float">
            <text:p>0.162301968</text:p>
          </table:table-cell>
          <table:table-cell office:value-type="float" office:value="0.163950876" calcext:value-type="float">
            <text:p>0.163950876</text:p>
          </table:table-cell>
          <table:table-cell office:value-type="float" office:value="0.156220416" calcext:value-type="float">
            <text:p>0.156220416</text:p>
          </table:table-cell>
          <table:table-cell office:value-type="float" office:value="0.162495058" calcext:value-type="float">
            <text:p>0.162495058</text:p>
          </table:table-cell>
          <table:table-cell office:value-type="float" office:value="0.174564" calcext:value-type="float">
            <text:p>0.174564</text:p>
          </table:table-cell>
          <table:table-cell table:number-columns-repeated="2"/>
          <table:table-cell office:value-type="string" calcext:value-type="string">
            <text:p>zJ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ttps://ourworldindata.org/grapher/fossil-fuel-production</text:p>
          </table:table-cell>
          <table:table-cell office:value-type="string" calcext:value-type="string">
            <text:p>Energy Institute - Statistical Review of World Energy (202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sil energy oil.Primary Fossil Energy FUEL[1]</text:p>
          </table:table-cell>
          <table:table-cell office:value-type="float" office:value="0.12941851" calcext:value-type="float">
            <text:p>0.12941851</text:p>
          </table:table-cell>
          <table:table-cell office:value-type="float" office:value="0.121960188" calcext:value-type="float">
            <text:p>0.121960188</text:p>
          </table:table-cell>
          <table:table-cell office:value-type="float" office:value="0.117136364" calcext:value-type="float">
            <text:p>0.117136364</text:p>
          </table:table-cell>
          <table:table-cell office:value-type="float" office:value="0.115640957" calcext:value-type="float">
            <text:p>0.115640957</text:p>
          </table:table-cell>
          <table:table-cell office:value-type="float" office:value="0.117907967" calcext:value-type="float">
            <text:p>0.117907967</text:p>
          </table:table-cell>
          <table:table-cell office:value-type="float" office:value="0.116876502" calcext:value-type="float">
            <text:p>0.116876502</text:p>
          </table:table-cell>
          <table:table-cell office:value-type="float" office:value="0.122649793" calcext:value-type="float">
            <text:p>0.122649793</text:p>
          </table:table-cell>
          <table:table-cell office:value-type="float" office:value="0.122933088" calcext:value-type="float">
            <text:p>0.122933088</text:p>
          </table:table-cell>
          <table:table-cell office:value-type="float" office:value="0.128187252" calcext:value-type="float">
            <text:p>0.128187252</text:p>
          </table:table-cell>
          <table:table-cell office:value-type="float" office:value="0.129734971" calcext:value-type="float">
            <text:p>0.129734971</text:p>
          </table:table-cell>
          <table:table-cell office:value-type="float" office:value="0.132216397" calcext:value-type="float">
            <text:p>0.132216397</text:p>
          </table:table-cell>
          <table:table-cell office:value-type="float" office:value="0.131859702" calcext:value-type="float">
            <text:p>0.131859702</text:p>
          </table:table-cell>
          <table:table-cell office:value-type="float" office:value="0.133768717" calcext:value-type="float">
            <text:p>0.133768717</text:p>
          </table:table-cell>
          <table:table-cell office:value-type="float" office:value="0.13357854" calcext:value-type="float">
            <text:p>0.13357854</text:p>
          </table:table-cell>
          <table:table-cell office:value-type="float" office:value="0.135429131" calcext:value-type="float">
            <text:p>0.135429131</text:p>
          </table:table-cell>
          <table:table-cell office:value-type="float" office:value="0.137287836" calcext:value-type="float">
            <text:p>0.137287836</text:p>
          </table:table-cell>
          <table:table-cell office:value-type="float" office:value="0.140944464" calcext:value-type="float">
            <text:p>0.140944464</text:p>
          </table:table-cell>
          <table:table-cell office:value-type="float" office:value="0.14408352" calcext:value-type="float">
            <text:p>0.14408352</text:p>
          </table:table-cell>
          <table:table-cell office:value-type="float" office:value="0.147724945" calcext:value-type="float">
            <text:p>0.147724945</text:p>
          </table:table-cell>
          <table:table-cell office:value-type="float" office:value="0.144376877" calcext:value-type="float">
            <text:p>0.144376877</text:p>
          </table:table-cell>
          <table:table-cell office:value-type="float" office:value="0.150639005" calcext:value-type="float">
            <text:p>0.150639005</text:p>
          </table:table-cell>
          <table:table-cell office:value-type="float" office:value="0.15063089" calcext:value-type="float">
            <text:p>0.15063089</text:p>
          </table:table-cell>
          <table:table-cell office:value-type="float" office:value="0.148813704" calcext:value-type="float">
            <text:p>0.148813704</text:p>
          </table:table-cell>
          <table:table-cell office:value-type="float" office:value="0.155424024" calcext:value-type="float">
            <text:p>0.155424024</text:p>
          </table:table-cell>
          <table:table-cell office:value-type="float" office:value="0.163207462" calcext:value-type="float">
            <text:p>0.163207462</text:p>
          </table:table-cell>
          <table:table-cell office:value-type="float" office:value="0.164602955" calcext:value-type="float">
            <text:p>0.164602955</text:p>
          </table:table-cell>
          <table:table-cell office:value-type="float" office:value="0.166069998" calcext:value-type="float">
            <text:p>0.166069998</text:p>
          </table:table-cell>
          <table:table-cell office:value-type="float" office:value="0.165732102" calcext:value-type="float">
            <text:p>0.165732102</text:p>
          </table:table-cell>
          <table:table-cell office:value-type="float" office:value="0.167487588" calcext:value-type="float">
            <text:p>0.167487588</text:p>
          </table:table-cell>
          <table:table-cell office:value-type="float" office:value="0.16331688" calcext:value-type="float">
            <text:p>0.16331688</text:p>
          </table:table-cell>
          <table:table-cell office:value-type="float" office:value="0.166553971" calcext:value-type="float">
            <text:p>0.166553971</text:p>
          </table:table-cell>
          <table:table-cell office:value-type="float" office:value="0.167840208" calcext:value-type="float">
            <text:p>0.167840208</text:p>
          </table:table-cell>
          <table:table-cell office:value-type="float" office:value="0.172516374" calcext:value-type="float">
            <text:p>0.172516374</text:p>
          </table:table-cell>
          <table:table-cell office:value-type="float" office:value="0.172751134" calcext:value-type="float">
            <text:p>0.172751134</text:p>
          </table:table-cell>
          <table:table-cell office:value-type="float" office:value="0.176806008" calcext:value-type="float">
            <text:p>0.176806008</text:p>
          </table:table-cell>
          <table:table-cell office:value-type="float" office:value="0.182743596" calcext:value-type="float">
            <text:p>0.182743596</text:p>
          </table:table-cell>
          <table:table-cell office:value-type="float" office:value="0.183255397" calcext:value-type="float">
            <text:p>0.183255397</text:p>
          </table:table-cell>
          <table:table-cell office:value-type="float" office:value="0.183587753" calcext:value-type="float">
            <text:p>0.183587753</text:p>
          </table:table-cell>
          <table:table-cell office:value-type="float" office:value="0.18788652" calcext:value-type="float">
            <text:p>0.18788652</text:p>
          </table:table-cell>
          <table:table-cell office:value-type="float" office:value="0.187533842" calcext:value-type="float">
            <text:p>0.187533842</text:p>
          </table:table-cell>
          <table:table-cell office:value-type="float" office:value="0.174819038" calcext:value-type="float">
            <text:p>0.174819038</text:p>
          </table:table-cell>
          <table:table-cell office:value-type="float" office:value="0.17709138" calcext:value-type="float">
            <text:p>0.17709138</text:p>
          </table:table-cell>
          <table:table-cell office:value-type="float" office:value="0.184520052" calcext:value-type="float">
            <text:p>0.184520052</text:p>
          </table:table-cell>
          <table:table-cell table:number-columns-repeated="2"/>
          <table:table-cell office:value-type="string" calcext:value-type="string">
            <text:p>zJ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ttps://ourworldindata.org/grapher/fossil-fuel-production</text:p>
          </table:table-cell>
          <table:table-cell office:value-type="string" calcext:value-type="string">
            <text:p>Energy Institute - Statistical Review of World Energy (202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sil energy gas.Primary Fossil Energy FUEL[1]</text:p>
          </table:table-cell>
          <table:table-cell office:value-type="float" office:value="0.051420017" calcext:value-type="float">
            <text:p>0.051420017</text:p>
          </table:table-cell>
          <table:table-cell office:value-type="float" office:value="0.052311528" calcext:value-type="float">
            <text:p>0.052311528</text:p>
          </table:table-cell>
          <table:table-cell office:value-type="float" office:value="0.052550957" calcext:value-type="float">
            <text:p>0.052550957</text:p>
          </table:table-cell>
          <table:table-cell office:value-type="float" office:value="0.053021016" calcext:value-type="float">
            <text:p>0.053021016</text:p>
          </table:table-cell>
          <table:table-cell office:value-type="float" office:value="0.057559028" calcext:value-type="float">
            <text:p>0.057559028</text:p>
          </table:table-cell>
          <table:table-cell office:value-type="float" office:value="0.059077238" calcext:value-type="float">
            <text:p>0.059077238</text:p>
          </table:table-cell>
          <table:table-cell office:value-type="float" office:value="0.060605226" calcext:value-type="float">
            <text:p>0.060605226</text:p>
          </table:table-cell>
          <table:table-cell office:value-type="float" office:value="0.063642881" calcext:value-type="float">
            <text:p>0.063642881</text:p>
          </table:table-cell>
          <table:table-cell office:value-type="float" office:value="0.066447965" calcext:value-type="float">
            <text:p>0.066447965</text:p>
          </table:table-cell>
          <table:table-cell office:value-type="float" office:value="0.068749178" calcext:value-type="float">
            <text:p>0.068749178</text:p>
          </table:table-cell>
          <table:table-cell office:value-type="float" office:value="0.070909798" calcext:value-type="float">
            <text:p>0.070909798</text:p>
          </table:table-cell>
          <table:table-cell office:value-type="float" office:value="0.071854884" calcext:value-type="float">
            <text:p>0.071854884</text:p>
          </table:table-cell>
          <table:table-cell office:value-type="float" office:value="0.072066031" calcext:value-type="float">
            <text:p>0.072066031</text:p>
          </table:table-cell>
          <table:table-cell office:value-type="float" office:value="0.072886669" calcext:value-type="float">
            <text:p>0.072886669</text:p>
          </table:table-cell>
          <table:table-cell office:value-type="float" office:value="0.073953072" calcext:value-type="float">
            <text:p>0.073953072</text:p>
          </table:table-cell>
          <table:table-cell office:value-type="float" office:value="0.075180607" calcext:value-type="float">
            <text:p>0.075180607</text:p>
          </table:table-cell>
          <table:table-cell office:value-type="float" office:value="0.078839874" calcext:value-type="float">
            <text:p>0.078839874</text:p>
          </table:table-cell>
          <table:table-cell office:value-type="float" office:value="0.078778703" calcext:value-type="float">
            <text:p>0.078778703</text:p>
          </table:table-cell>
          <table:table-cell office:value-type="float" office:value="0.080864402" calcext:value-type="float">
            <text:p>0.080864402</text:p>
          </table:table-cell>
          <table:table-cell office:value-type="float" office:value="0.083169907" calcext:value-type="float">
            <text:p>0.083169907</text:p>
          </table:table-cell>
          <table:table-cell office:value-type="float" office:value="0.086425805" calcext:value-type="float">
            <text:p>0.086425805</text:p>
          </table:table-cell>
          <table:table-cell office:value-type="float" office:value="0.088467048" calcext:value-type="float">
            <text:p>0.088467048</text:p>
          </table:table-cell>
          <table:table-cell office:value-type="float" office:value="0.090530417" calcext:value-type="float">
            <text:p>0.090530417</text:p>
          </table:table-cell>
          <table:table-cell office:value-type="float" office:value="0.093768743" calcext:value-type="float">
            <text:p>0.093768743</text:p>
          </table:table-cell>
          <table:table-cell office:value-type="float" office:value="0.096956924" calcext:value-type="float">
            <text:p>0.096956924</text:p>
          </table:table-cell>
          <table:table-cell office:value-type="float" office:value="0.099279662" calcext:value-type="float">
            <text:p>0.099279662</text:p>
          </table:table-cell>
          <table:table-cell office:value-type="float" office:value="0.102665376" calcext:value-type="float">
            <text:p>0.102665376</text:p>
          </table:table-cell>
          <table:table-cell office:value-type="float" office:value="0.105403126" calcext:value-type="float">
            <text:p>0.105403126</text:p>
          </table:table-cell>
          <table:table-cell office:value-type="float" office:value="0.109261116" calcext:value-type="float">
            <text:p>0.109261116</text:p>
          </table:table-cell>
          <table:table-cell office:value-type="float" office:value="0.105872476" calcext:value-type="float">
            <text:p>0.105872476</text:p>
          </table:table-cell>
          <table:table-cell office:value-type="float" office:value="0.113407546" calcext:value-type="float">
            <text:p>0.113407546</text:p>
          </table:table-cell>
          <table:table-cell office:value-type="float" office:value="0.117272232" calcext:value-type="float">
            <text:p>0.117272232</text:p>
          </table:table-cell>
          <table:table-cell office:value-type="float" office:value="0.119742779" calcext:value-type="float">
            <text:p>0.119742779</text:p>
          </table:table-cell>
          <table:table-cell office:value-type="float" office:value="0.121164984" calcext:value-type="float">
            <text:p>0.121164984</text:p>
          </table:table-cell>
          <table:table-cell office:value-type="float" office:value="0.123681658" calcext:value-type="float">
            <text:p>0.123681658</text:p>
          </table:table-cell>
          <table:table-cell office:value-type="float" office:value="0.126282204" calcext:value-type="float">
            <text:p>0.126282204</text:p>
          </table:table-cell>
          <table:table-cell office:value-type="float" office:value="0.127601042" calcext:value-type="float">
            <text:p>0.127601042</text:p>
          </table:table-cell>
          <table:table-cell office:value-type="float" office:value="0.132187428" calcext:value-type="float">
            <text:p>0.132187428</text:p>
          </table:table-cell>
          <table:table-cell office:value-type="float" office:value="0.13880952" calcext:value-type="float">
            <text:p>0.13880952</text:p>
          </table:table-cell>
          <table:table-cell office:value-type="float" office:value="0.142863523" calcext:value-type="float">
            <text:p>0.142863523</text:p>
          </table:table-cell>
          <table:table-cell office:value-type="float" office:value="0.1389816" calcext:value-type="float">
            <text:p>0.1389816</text:p>
          </table:table-cell>
          <table:table-cell office:value-type="float" office:value="0.145923131" calcext:value-type="float">
            <text:p>0.145923131</text:p>
          </table:table-cell>
          <table:table-cell office:value-type="float" office:value="0.145577376" calcext:value-type="float">
            <text:p>0.145577376</text:p>
          </table:table-cell>
          <table:table-cell table:number-columns-repeated="2"/>
          <table:table-cell office:value-type="string" calcext:value-type="string">
            <text:p>zJ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ttps://ourworldindata.org/grapher/fossil-fuel-production</text:p>
          </table:table-cell>
          <table:table-cell office:value-type="string" calcext:value-type="string">
            <text:p>Energy Institute - Statistical Review of World Energy (2023)</text:p>
          </table:table-cell>
          <table:table-cell table:number-columns-repeated="2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fossil energy.Secondary Fossil Energy Output[1]</text:p>
          </table:table-cell>
          <table:table-cell office:value-type="float" office:value="25423.09344" calcext:value-type="float">
            <text:p>25423.09344</text:p>
          </table:table-cell>
          <table:table-cell office:value-type="float" office:value="25132.89348" calcext:value-type="float">
            <text:p>25132.89348</text:p>
          </table:table-cell>
          <table:table-cell office:value-type="float" office:value="24862.7718" calcext:value-type="float">
            <text:p>24862.7718</text:p>
          </table:table-cell>
          <table:table-cell office:value-type="float" office:value="25094.44512" calcext:value-type="float">
            <text:p>25094.44512</text:p>
          </table:table-cell>
          <table:table-cell office:value-type="float" office:value="26130.19968" calcext:value-type="float">
            <text:p>26130.19968</text:p>
          </table:table-cell>
          <table:table-cell office:value-type="float" office:value="26610.17256" calcext:value-type="float">
            <text:p>26610.17256</text:p>
          </table:table-cell>
          <table:table-cell office:value-type="float" office:value="27141.13692" calcext:value-type="float">
            <text:p>27141.13692</text:p>
          </table:table-cell>
          <table:table-cell office:value-type="float" office:value="28043.52516" calcext:value-type="float">
            <text:p>28043.52516</text:p>
          </table:table-cell>
          <table:table-cell office:value-type="float" office:value="29018.67732" calcext:value-type="float">
            <text:p>29018.67732</text:p>
          </table:table-cell>
          <table:table-cell office:value-type="float" office:value="29616.62148" calcext:value-type="float">
            <text:p>29616.62148</text:p>
          </table:table-cell>
          <table:table-cell office:value-type="float" office:value="29903.1552" calcext:value-type="float">
            <text:p>29903.1552</text:p>
          </table:table-cell>
          <table:table-cell office:value-type="float" office:value="29985.8634" calcext:value-type="float">
            <text:p>29985.8634</text:p>
          </table:table-cell>
          <table:table-cell office:value-type="float" office:value="30156.86664" calcext:value-type="float">
            <text:p>30156.86664</text:p>
          </table:table-cell>
          <table:table-cell office:value-type="float" office:value="30209.67288" calcext:value-type="float">
            <text:p>30209.67288</text:p>
          </table:table-cell>
          <table:table-cell office:value-type="float" office:value="30585.81456" calcext:value-type="float">
            <text:p>30585.81456</text:p>
          </table:table-cell>
          <table:table-cell office:value-type="float" office:value="31151.38356" calcext:value-type="float">
            <text:p>31151.38356</text:p>
          </table:table-cell>
          <table:table-cell office:value-type="float" office:value="32068.39824" calcext:value-type="float">
            <text:p>32068.39824</text:p>
          </table:table-cell>
          <table:table-cell office:value-type="float" office:value="32408.63172" calcext:value-type="float">
            <text:p>32408.63172</text:p>
          </table:table-cell>
          <table:table-cell office:value-type="float" office:value="32571.59652" calcext:value-type="float">
            <text:p>32571.59652</text:p>
          </table:table-cell>
          <table:table-cell office:value-type="float" office:value="33098.5782" calcext:value-type="float">
            <text:p>33098.5782</text:p>
          </table:table-cell>
          <table:table-cell office:value-type="float" office:value="33986.493" calcext:value-type="float">
            <text:p>33986.493</text:p>
          </table:table-cell>
          <table:table-cell office:value-type="float" office:value="34626.08362" calcext:value-type="float">
            <text:p>34626.08362</text:p>
          </table:table-cell>
          <table:table-cell office:value-type="float" office:value="35620.51936" calcext:value-type="float">
            <text:p>35620.51936</text:p>
          </table:table-cell>
          <table:table-cell office:value-type="float" office:value="37398.88831" calcext:value-type="float">
            <text:p>37398.88831</text:p>
          </table:table-cell>
          <table:table-cell office:value-type="float" office:value="39451.13399" calcext:value-type="float">
            <text:p>39451.13399</text:p>
          </table:table-cell>
          <table:table-cell office:value-type="float" office:value="41083.48827" calcext:value-type="float">
            <text:p>41083.48827</text:p>
          </table:table-cell>
          <table:table-cell office:value-type="float" office:value="42506.60395" calcext:value-type="float">
            <text:p>42506.60395</text:p>
          </table:table-cell>
          <table:table-cell office:value-type="float" office:value="44231.50984" calcext:value-type="float">
            <text:p>44231.50984</text:p>
          </table:table-cell>
          <table:table-cell office:value-type="float" office:value="44831.50578" calcext:value-type="float">
            <text:p>44831.50578</text:p>
          </table:table-cell>
          <table:table-cell office:value-type="float" office:value="44231.22974" calcext:value-type="float">
            <text:p>44231.22974</text:p>
          </table:table-cell>
          <table:table-cell office:value-type="float" office:value="46599.81495" calcext:value-type="float">
            <text:p>46599.81495</text:p>
          </table:table-cell>
          <table:table-cell office:value-type="float" office:value="48064.6554" calcext:value-type="float">
            <text:p>48064.6554</text:p>
          </table:table-cell>
          <table:table-cell office:value-type="float" office:value="49049.34229" calcext:value-type="float">
            <text:p>49049.34229</text:p>
          </table:table-cell>
          <table:table-cell office:value-type="float" office:value="49996.40534" calcext:value-type="float">
            <text:p>49996.40534</text:p>
          </table:table-cell>
          <table:table-cell office:value-type="float" office:value="50599.09974" calcext:value-type="float">
            <text:p>50599.09974</text:p>
          </table:table-cell>
          <table:table-cell office:value-type="float" office:value="51159.70509" calcext:value-type="float">
            <text:p>51159.70509</text:p>
          </table:table-cell>
          <table:table-cell office:value-type="float" office:value="51813.51913" calcext:value-type="float">
            <text:p>51813.51913</text:p>
          </table:table-cell>
          <table:table-cell office:value-type="float" office:value="53006.9748" calcext:value-type="float">
            <text:p>53006.9748</text:p>
          </table:table-cell>
          <table:table-cell office:value-type="float" office:value="54427.93523" calcext:value-type="float">
            <text:p>54427.93523</text:p>
          </table:table-cell>
          <table:table-cell office:value-type="float" office:value="54854.73078" calcext:value-type="float">
            <text:p>54854.73078</text:p>
          </table:table-cell>
          <table:table-cell office:value-type="float" office:value="52366.96931" calcext:value-type="float">
            <text:p>52366.96931</text:p>
          </table:table-cell>
          <table:table-cell office:value-type="float" office:value="55461.83985" calcext:value-type="float">
            <text:p>55461.83985</text:p>
          </table:table-cell>
          <table:table-cell office:value-type="float" office:value="55934.33893" calcext:value-type="float">
            <text:p>55934.33893</text:p>
          </table:table-cell>
          <table:table-cell table:number-columns-repeated="2"/>
          <table:table-cell office:value-type="string" calcext:value-type="string">
            <text:p>TWh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<text:s/>summed oil gas and coal</text:p>
          </table:table-cell>
          <table:table-cell office:value-type="string" calcext:value-type="string">
            <text:p><text:s/>inverted conversion for fossil eqivalent input energy see source 2</text:p>
          </table:table-cell>
          <table:table-cell office:value-type="string" calcext:value-type="string">
            <text:p>https://ourworldindata.org/grapher/energy-consumption-by-source-and-country?stackMode=absolute</text:p>
          </table:table-cell>
          <table:table-cell office:value-type="string" calcext:value-type="string">
            <text:p>https://www.energyinst.org/__data/assets/pdf_file/0003/1055541/Methodology.pdf</text:p>
          </table:table-cell>
        </table:table-row>
        <table:table-row table:style-name="ro1">
          <table:table-cell office:value-type="string" calcext:value-type="string">
            <text:p>fossil energy coal.Secondary Fossil Energy Output[1]</text:p>
          </table:table-cell>
          <table:table-cell office:value-type="float" office:value="7508.7396" calcext:value-type="float">
            <text:p>7508.7396</text:p>
          </table:table-cell>
          <table:table-cell office:value-type="float" office:value="7613.8848" calcext:value-type="float">
            <text:p>7613.8848</text:p>
          </table:table-cell>
          <table:table-cell office:value-type="float" office:value="7698.76236" calcext:value-type="float">
            <text:p>7698.76236</text:p>
          </table:table-cell>
          <table:table-cell office:value-type="float" office:value="7936.68456" calcext:value-type="float">
            <text:p>7936.68456</text:p>
          </table:table-cell>
          <table:table-cell office:value-type="float" office:value="8280.38808" calcext:value-type="float">
            <text:p>8280.38808</text:p>
          </table:table-cell>
          <table:table-cell office:value-type="float" office:value="8635.61736" calcext:value-type="float">
            <text:p>8635.61736</text:p>
          </table:table-cell>
          <table:table-cell office:value-type="float" office:value="8732.8926" calcext:value-type="float">
            <text:p>8732.8926</text:p>
          </table:table-cell>
          <table:table-cell office:value-type="float" office:value="9076.47336" calcext:value-type="float">
            <text:p>9076.47336</text:p>
          </table:table-cell>
          <table:table-cell office:value-type="float" office:value="9348.16644" calcext:value-type="float">
            <text:p>9348.16644</text:p>
          </table:table-cell>
          <table:table-cell office:value-type="float" office:value="9437.64264" calcext:value-type="float">
            <text:p>9437.64264</text:p>
          </table:table-cell>
          <table:table-cell office:value-type="float" office:value="9326.385" calcext:value-type="float">
            <text:p>9326.385</text:p>
          </table:table-cell>
          <table:table-cell office:value-type="float" office:value="9236.94552" calcext:value-type="float">
            <text:p>9236.94552</text:p>
          </table:table-cell>
          <table:table-cell office:value-type="float" office:value="9201.03192" calcext:value-type="float">
            <text:p>9201.03192</text:p>
          </table:table-cell>
          <table:table-cell office:value-type="float" office:value="9248.01552" calcext:value-type="float">
            <text:p>9248.01552</text:p>
          </table:table-cell>
          <table:table-cell office:value-type="float" office:value="9284.01408" calcext:value-type="float">
            <text:p>9284.01408</text:p>
          </table:table-cell>
          <table:table-cell office:value-type="float" office:value="9347.88852" calcext:value-type="float">
            <text:p>9347.88852</text:p>
          </table:table-cell>
          <table:table-cell office:value-type="float" office:value="9570.59568" calcext:value-type="float">
            <text:p>9570.59568</text:p>
          </table:table-cell>
          <table:table-cell office:value-type="float" office:value="9554.45004" calcext:value-type="float">
            <text:p>9554.45004</text:p>
          </table:table-cell>
          <table:table-cell office:value-type="float" office:value="9494.09244" calcext:value-type="float">
            <text:p>9494.09244</text:p>
          </table:table-cell>
          <table:table-cell office:value-type="float" office:value="9534.73428" calcext:value-type="float">
            <text:p>9534.73428</text:p>
          </table:table-cell>
          <table:table-cell office:value-type="float" office:value="9876.46572" calcext:value-type="float">
            <text:p>9876.46572</text:p>
          </table:table-cell>
          <table:table-cell office:value-type="float" office:value="10096.94478" calcext:value-type="float">
            <text:p>10096.94478</text:p>
          </table:table-cell>
          <table:table-cell office:value-type="float" office:value="10562.9586" calcext:value-type="float">
            <text:p>10562.9586</text:p>
          </table:table-cell>
          <table:table-cell office:value-type="float" office:value="11564.61402" calcext:value-type="float">
            <text:p>11564.61402</text:p>
          </table:table-cell>
          <table:table-cell office:value-type="float" office:value="12443.82739" calcext:value-type="float">
            <text:p>12443.82739</text:p>
          </table:table-cell>
          <table:table-cell office:value-type="float" office:value="13451.69173" calcext:value-type="float">
            <text:p>13451.69173</text:p>
          </table:table-cell>
          <table:table-cell office:value-type="float" office:value="14242.23495" calcext:value-type="float">
            <text:p>14242.23495</text:p>
          </table:table-cell>
          <table:table-cell office:value-type="float" office:value="15145.87934" calcext:value-type="float">
            <text:p>15145.87934</text:p>
          </table:table-cell>
          <table:table-cell office:value-type="float" office:value="15448.45384" calcext:value-type="float">
            <text:p>15448.45384</text:p>
          </table:table-cell>
          <table:table-cell office:value-type="float" office:value="15302.02447" calcext:value-type="float">
            <text:p>15302.02447</text:p>
          </table:table-cell>
          <table:table-cell office:value-type="float" office:value="16084.25704" calcext:value-type="float">
            <text:p>16084.25704</text:p>
          </table:table-cell>
          <table:table-cell office:value-type="float" office:value="16938.66784" calcext:value-type="float">
            <text:p>16938.66784</text:p>
          </table:table-cell>
          <table:table-cell office:value-type="float" office:value="17091.09716" calcext:value-type="float">
            <text:p>17091.09716</text:p>
          </table:table-cell>
          <table:table-cell office:value-type="float" office:value="17447.82059" calcext:value-type="float">
            <text:p>17447.82059</text:p>
          </table:table-cell>
          <table:table-cell office:value-type="float" office:value="17626.60245" calcext:value-type="float">
            <text:p>17626.60245</text:p>
          </table:table-cell>
          <table:table-cell office:value-type="float" office:value="17262.42692" calcext:value-type="float">
            <text:p>17262.42692</text:p>
          </table:table-cell>
          <table:table-cell office:value-type="float" office:value="16985.54979" calcext:value-type="float">
            <text:p>16985.54979</text:p>
          </table:table-cell>
          <table:table-cell office:value-type="float" office:value="17251.9468" calcext:value-type="float">
            <text:p>17251.9468</text:p>
          </table:table-cell>
          <table:table-cell office:value-type="float" office:value="17584.51667" calcext:value-type="float">
            <text:p>17584.51667</text:p>
          </table:table-cell>
          <table:table-cell office:value-type="float" office:value="17545.76827" calcext:value-type="float">
            <text:p>17545.76827</text:p>
          </table:table-cell>
          <table:table-cell office:value-type="float" office:value="17085.32595" calcext:value-type="float">
            <text:p>17085.32595</text:p>
          </table:table-cell>
          <table:table-cell office:value-type="float" office:value="18096.01457" calcext:value-type="float">
            <text:p>18096.01457</text:p>
          </table:table-cell>
          <table:table-cell office:value-type="float" office:value="18281.4173" calcext:value-type="float">
            <text:p>18281.4173</text:p>
          </table:table-cell>
          <table:table-cell table:number-columns-repeated="2"/>
          <table:table-cell office:value-type="string" calcext:value-type="string">
            <text:p>TWh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<text:s/>inverted conversion for fossil eqivalent input energy see source 2</text:p>
          </table:table-cell>
          <table:table-cell office:value-type="string" calcext:value-type="string">
            <text:p>https://ourworldindata.org/grapher/energy-consumption-by-source-and-country?stackMode=absolute</text:p>
          </table:table-cell>
          <table:table-cell office:value-type="string" calcext:value-type="string">
            <text:p>https://www.energyinst.org/__data/assets/pdf_file/0003/1055541/Methodology.pdf</text:p>
          </table:table-cell>
          <table:table-cell/>
        </table:table-row>
        <table:table-row table:style-name="ro1">
          <table:table-cell office:value-type="string" calcext:value-type="string">
            <text:p>fossil energy oil.Secondary Fossil Energy Output[1]</text:p>
          </table:table-cell>
          <table:table-cell office:value-type="float" office:value="12789.04788" calcext:value-type="float">
            <text:p>12789.04788</text:p>
          </table:table-cell>
          <table:table-cell office:value-type="float" office:value="12336.4944" calcext:value-type="float">
            <text:p>12336.4944</text:p>
          </table:table-cell>
          <table:table-cell office:value-type="float" office:value="11954.9052" calcext:value-type="float">
            <text:p>11954.9052</text:p>
          </table:table-cell>
          <table:table-cell office:value-type="float" office:value="11864.38068" calcext:value-type="float">
            <text:p>11864.38068</text:p>
          </table:table-cell>
          <table:table-cell office:value-type="float" office:value="12124.8468" calcext:value-type="float">
            <text:p>12124.8468</text:p>
          </table:table-cell>
          <table:table-cell office:value-type="float" office:value="12120.15528" calcext:value-type="float">
            <text:p>12120.15528</text:p>
          </table:table-cell>
          <table:table-cell office:value-type="float" office:value="12496.64472" calcext:value-type="float">
            <text:p>12496.64472</text:p>
          </table:table-cell>
          <table:table-cell office:value-type="float" office:value="12745.5696" calcext:value-type="float">
            <text:p>12745.5696</text:p>
          </table:table-cell>
          <table:table-cell office:value-type="float" office:value="13158.5256" calcext:value-type="float">
            <text:p>13158.5256</text:p>
          </table:table-cell>
          <table:table-cell office:value-type="float" office:value="13379.05548" calcext:value-type="float">
            <text:p>13379.05548</text:p>
          </table:table-cell>
          <table:table-cell office:value-type="float" office:value="13563.5652" calcext:value-type="float">
            <text:p>13563.5652</text:p>
          </table:table-cell>
          <table:table-cell office:value-type="float" office:value="13558.69548" calcext:value-type="float">
            <text:p>13558.69548</text:p>
          </table:table-cell>
          <table:table-cell office:value-type="float" office:value="13732.98048" calcext:value-type="float">
            <text:p>13732.98048</text:p>
          </table:table-cell>
          <table:table-cell office:value-type="float" office:value="13666.08384" calcext:value-type="float">
            <text:p>13666.08384</text:p>
          </table:table-cell>
          <table:table-cell office:value-type="float" office:value="13961.5398" calcext:value-type="float">
            <text:p>13961.5398</text:p>
          </table:table-cell>
          <table:table-cell office:value-type="float" office:value="14205.8772" calcext:value-type="float">
            <text:p>14205.8772</text:p>
          </table:table-cell>
          <table:table-cell office:value-type="float" office:value="14520.4704" calcext:value-type="float">
            <text:p>14520.4704</text:p>
          </table:table-cell>
          <table:table-cell office:value-type="float" office:value="14923.2402" calcext:value-type="float">
            <text:p>14923.2402</text:p>
          </table:table-cell>
          <table:table-cell office:value-type="float" office:value="15001.2648" calcext:value-type="float">
            <text:p>15001.2648</text:p>
          </table:table-cell>
          <table:table-cell office:value-type="float" office:value="15257.9592" calcext:value-type="float">
            <text:p>15257.9592</text:p>
          </table:table-cell>
          <table:table-cell office:value-type="float" office:value="15472.0944" calcext:value-type="float">
            <text:p>15472.0944</text:p>
          </table:table-cell>
          <table:table-cell office:value-type="float" office:value="15717.86325" calcext:value-type="float">
            <text:p>15717.86325</text:p>
          </table:table-cell>
          <table:table-cell office:value-type="float" office:value="15928.9098" calcext:value-type="float">
            <text:p>15928.9098</text:p>
          </table:table-cell>
          <table:table-cell office:value-type="float" office:value="16389.99134" calcext:value-type="float">
            <text:p>16389.99134</text:p>
          </table:table-cell>
          <table:table-cell office:value-type="float" office:value="17136.20349" calcext:value-type="float">
            <text:p>17136.20349</text:p>
          </table:table-cell>
          <table:table-cell office:value-type="float" office:value="17431.21208" calcext:value-type="float">
            <text:p>17431.21208</text:p>
          </table:table-cell>
          <table:table-cell office:value-type="float" office:value="17728.68856" calcext:value-type="float">
            <text:p>17728.68856</text:p>
          </table:table-cell>
          <table:table-cell office:value-type="float" office:value="18049.11812" calcext:value-type="float">
            <text:p>18049.11812</text:p>
          </table:table-cell>
          <table:table-cell office:value-type="float" office:value="18008.43604" calcext:value-type="float">
            <text:p>18008.43604</text:p>
          </table:table-cell>
          <table:table-cell office:value-type="float" office:value="17720.57774" calcext:value-type="float">
            <text:p>17720.57774</text:p>
          </table:table-cell>
          <table:table-cell office:value-type="float" office:value="18398.44666" calcext:value-type="float">
            <text:p>18398.44666</text:p>
          </table:table-cell>
          <table:table-cell office:value-type="float" office:value="18642.98748" calcext:value-type="float">
            <text:p>18642.98748</text:p>
          </table:table-cell>
          <table:table-cell office:value-type="float" office:value="19067.66711" calcext:value-type="float">
            <text:p>19067.66711</text:p>
          </table:table-cell>
          <table:table-cell office:value-type="float" office:value="19369.39167" calcext:value-type="float">
            <text:p>19369.39167</text:p>
          </table:table-cell>
          <table:table-cell office:value-type="float" office:value="19621.39348" calcext:value-type="float">
            <text:p>19621.39348</text:p>
          </table:table-cell>
          <table:table-cell office:value-type="float" office:value="20145.77732" calcext:value-type="float">
            <text:p>20145.77732</text:p>
          </table:table-cell>
          <table:table-cell office:value-type="float" office:value="20674.68856" calcext:value-type="float">
            <text:p>20674.68856</text:p>
          </table:table-cell>
          <table:table-cell office:value-type="float" office:value="21146.584" calcext:value-type="float">
            <text:p>21146.584</text:p>
          </table:table-cell>
          <table:table-cell office:value-type="float" office:value="21442.97167" calcext:value-type="float">
            <text:p>21442.97167</text:p>
          </table:table-cell>
          <table:table-cell office:value-type="float" office:value="21567.29773" calcext:value-type="float">
            <text:p>21567.29773</text:p>
          </table:table-cell>
          <table:table-cell office:value-type="float" office:value="19664.81093" calcext:value-type="float">
            <text:p>19664.81093</text:p>
          </table:table-cell>
          <table:table-cell office:value-type="float" office:value="20851.07244" calcext:value-type="float">
            <text:p>20851.07244</text:p>
          </table:table-cell>
          <table:table-cell office:value-type="float" office:value="21589.12077" calcext:value-type="float">
            <text:p>21589.12077</text:p>
          </table:table-cell>
          <table:table-cell table:number-columns-repeated="2"/>
          <table:table-cell office:value-type="string" calcext:value-type="string">
            <text:p>TWh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<text:s/>inverted conversion for fossil eqivalent input energy see source 2</text:p>
          </table:table-cell>
          <table:table-cell office:value-type="string" calcext:value-type="string">
            <text:p>https://ourworldindata.org/grapher/energy-consumption-by-source-and-country?stackMode=absolute</text:p>
          </table:table-cell>
          <table:table-cell office:value-type="string" calcext:value-type="string">
            <text:p>https://www.energyinst.org/__data/assets/pdf_file/0003/1055541/Methodology.pdf</text:p>
          </table:table-cell>
          <table:table-cell/>
        </table:table-row>
        <table:table-row table:style-name="ro1">
          <table:table-cell office:value-type="string" calcext:value-type="string">
            <text:p>fossil energy gas.Secondary Fossil Energy Output[1]</text:p>
          </table:table-cell>
          <table:table-cell office:value-type="float" office:value="5125.30596" calcext:value-type="float">
            <text:p>5125.30596</text:p>
          </table:table-cell>
          <table:table-cell office:value-type="float" office:value="5182.51428" calcext:value-type="float">
            <text:p>5182.51428</text:p>
          </table:table-cell>
          <table:table-cell office:value-type="float" office:value="5209.10424" calcext:value-type="float">
            <text:p>5209.10424</text:p>
          </table:table-cell>
          <table:table-cell office:value-type="float" office:value="5293.37988" calcext:value-type="float">
            <text:p>5293.37988</text:p>
          </table:table-cell>
          <table:table-cell office:value-type="float" office:value="5724.9648" calcext:value-type="float">
            <text:p>5724.9648</text:p>
          </table:table-cell>
          <table:table-cell office:value-type="float" office:value="5854.39992" calcext:value-type="float">
            <text:p>5854.39992</text:p>
          </table:table-cell>
          <table:table-cell office:value-type="float" office:value="5911.5996" calcext:value-type="float">
            <text:p>5911.5996</text:p>
          </table:table-cell>
          <table:table-cell office:value-type="float" office:value="6221.4822" calcext:value-type="float">
            <text:p>6221.4822</text:p>
          </table:table-cell>
          <table:table-cell office:value-type="float" office:value="6511.98528" calcext:value-type="float">
            <text:p>6511.98528</text:p>
          </table:table-cell>
          <table:table-cell office:value-type="float" office:value="6799.92336" calcext:value-type="float">
            <text:p>6799.92336</text:p>
          </table:table-cell>
          <table:table-cell office:value-type="float" office:value="7013.205" calcext:value-type="float">
            <text:p>7013.205</text:p>
          </table:table-cell>
          <table:table-cell office:value-type="float" office:value="7190.2224" calcext:value-type="float">
            <text:p>7190.2224</text:p>
          </table:table-cell>
          <table:table-cell office:value-type="float" office:value="7222.85424" calcext:value-type="float">
            <text:p>7222.85424</text:p>
          </table:table-cell>
          <table:table-cell office:value-type="float" office:value="7295.57352" calcext:value-type="float">
            <text:p>7295.57352</text:p>
          </table:table-cell>
          <table:table-cell office:value-type="float" office:value="7340.26068" calcext:value-type="float">
            <text:p>7340.26068</text:p>
          </table:table-cell>
          <table:table-cell office:value-type="float" office:value="7597.61784" calcext:value-type="float">
            <text:p>7597.61784</text:p>
          </table:table-cell>
          <table:table-cell office:value-type="float" office:value="7977.33216" calcext:value-type="float">
            <text:p>7977.33216</text:p>
          </table:table-cell>
          <table:table-cell office:value-type="float" office:value="7930.94148" calcext:value-type="float">
            <text:p>7930.94148</text:p>
          </table:table-cell>
          <table:table-cell office:value-type="float" office:value="8076.23928" calcext:value-type="float">
            <text:p>8076.23928</text:p>
          </table:table-cell>
          <table:table-cell office:value-type="float" office:value="8305.88472" calcext:value-type="float">
            <text:p>8305.88472</text:p>
          </table:table-cell>
          <table:table-cell office:value-type="float" office:value="8637.93288" calcext:value-type="float">
            <text:p>8637.93288</text:p>
          </table:table-cell>
          <table:table-cell office:value-type="float" office:value="8811.275595" calcext:value-type="float">
            <text:p>8811.275595</text:p>
          </table:table-cell>
          <table:table-cell office:value-type="float" office:value="9128.650965" calcext:value-type="float">
            <text:p>9128.650965</text:p>
          </table:table-cell>
          <table:table-cell office:value-type="float" office:value="9444.282946" calcext:value-type="float">
            <text:p>9444.282946</text:p>
          </table:table-cell>
          <table:table-cell office:value-type="float" office:value="9871.103113" calcext:value-type="float">
            <text:p>9871.103113</text:p>
          </table:table-cell>
          <table:table-cell office:value-type="float" office:value="10200.58447" calcext:value-type="float">
            <text:p>10200.58447</text:p>
          </table:table-cell>
          <table:table-cell office:value-type="float" office:value="10535.68045" calcext:value-type="float">
            <text:p>10535.68045</text:p>
          </table:table-cell>
          <table:table-cell office:value-type="float" office:value="11036.51238" calcext:value-type="float">
            <text:p>11036.51238</text:p>
          </table:table-cell>
          <table:table-cell office:value-type="float" office:value="11374.61591" calcext:value-type="float">
            <text:p>11374.61591</text:p>
          </table:table-cell>
          <table:table-cell office:value-type="float" office:value="11208.62753" calcext:value-type="float">
            <text:p>11208.62753</text:p>
          </table:table-cell>
          <table:table-cell office:value-type="float" office:value="12117.11126" calcext:value-type="float">
            <text:p>12117.11126</text:p>
          </table:table-cell>
          <table:table-cell office:value-type="float" office:value="12483.00008" calcext:value-type="float">
            <text:p>12483.00008</text:p>
          </table:table-cell>
          <table:table-cell office:value-type="float" office:value="12890.57802" calcext:value-type="float">
            <text:p>12890.57802</text:p>
          </table:table-cell>
          <table:table-cell office:value-type="float" office:value="13179.19308" calcext:value-type="float">
            <text:p>13179.19308</text:p>
          </table:table-cell>
          <table:table-cell office:value-type="float" office:value="13351.10381" calcext:value-type="float">
            <text:p>13351.10381</text:p>
          </table:table-cell>
          <table:table-cell office:value-type="float" office:value="13751.50086" calcext:value-type="float">
            <text:p>13751.50086</text:p>
          </table:table-cell>
          <table:table-cell office:value-type="float" office:value="14153.28078" calcext:value-type="float">
            <text:p>14153.28078</text:p>
          </table:table-cell>
          <table:table-cell office:value-type="float" office:value="14608.444" calcext:value-type="float">
            <text:p>14608.444</text:p>
          </table:table-cell>
          <table:table-cell office:value-type="float" office:value="15400.44689" calcext:value-type="float">
            <text:p>15400.44689</text:p>
          </table:table-cell>
          <table:table-cell office:value-type="float" office:value="15741.66478" calcext:value-type="float">
            <text:p>15741.66478</text:p>
          </table:table-cell>
          <table:table-cell office:value-type="float" office:value="15616.83243" calcext:value-type="float">
            <text:p>15616.83243</text:p>
          </table:table-cell>
          <table:table-cell office:value-type="float" office:value="16514.75285" calcext:value-type="float">
            <text:p>16514.75285</text:p>
          </table:table-cell>
          <table:table-cell office:value-type="float" office:value="16063.80086" calcext:value-type="float">
            <text:p>16063.80086</text:p>
          </table:table-cell>
          <table:table-cell table:number-columns-repeated="2"/>
          <table:table-cell office:value-type="string" calcext:value-type="string">
            <text:p>TWh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<text:s/>inverted conversion for fossil eqivalent input energy see source 2</text:p>
          </table:table-cell>
          <table:table-cell office:value-type="string" calcext:value-type="string">
            <text:p>https://ourworldindata.org/grapher/energy-consumption-by-source-and-country?stackMode=absolute</text:p>
          </table:table-cell>
          <table:table-cell office:value-type="string" calcext:value-type="string">
            <text:p>https://www.energyinst.org/__data/assets/pdf_file/0003/1055541/Methodology.pdf</text:p>
          </table:table-cell>
          <table:table-cell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Data Access And Licens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sil energy.conversion efficiency of fossil fuels to secondary fossil energy[1]</text:p>
          </table:table-cell>
          <table:table-cell/>
          <table:table-cell table:formula="of:=[.C7]/([.C2]*277777.777778)" office:value-type="float" office:value="0.359791377664769" calcext:value-type="float">
            <text:p>0.359791377664769</text:p>
          </table:table-cell>
          <table:table-cell table:formula="of:=[.D7]/([.D2]*277777.777778)" office:value-type="float" office:value="0.358564139560685" calcext:value-type="float">
            <text:p>0.358564139560685</text:p>
          </table:table-cell>
          <table:table-cell table:formula="of:=[.E7]/([.E2]*277777.777778)" office:value-type="float" office:value="0.363752147152999" calcext:value-type="float">
            <text:p>0.363752147152999</text:p>
          </table:table-cell>
          <table:table-cell table:formula="of:=[.F7]/([.F2]*277777.777778)" office:value-type="float" office:value="0.363694826987584" calcext:value-type="float">
            <text:p>0.363694826987584</text:p>
          </table:table-cell>
          <table:table-cell table:formula="of:=[.G7]/([.G2]*277777.777778)" office:value-type="float" office:value="0.36376276249394" calcext:value-type="float">
            <text:p>0.36376276249394</text:p>
          </table:table-cell>
          <table:table-cell table:formula="of:=[.H7]/([.H2]*277777.777778)" office:value-type="float" office:value="0.358268251077259" calcext:value-type="float">
            <text:p>0.358268251077259</text:p>
          </table:table-cell>
          <table:table-cell table:formula="of:=[.I7]/([.I2]*277777.777778)" office:value-type="float" office:value="0.363503303087804" calcext:value-type="float">
            <text:p>0.363503303087804</text:p>
          </table:table-cell>
          <table:table-cell table:formula="of:=[.J7]/([.J2]*277777.777778)" office:value-type="float" office:value="0.362726016762247" calcext:value-type="float">
            <text:p>0.362726016762247</text:p>
          </table:table-cell>
          <table:table-cell table:formula="of:=[.K7]/([.K2]*277777.777778)" office:value-type="float" office:value="0.363265086528754" calcext:value-type="float">
            <text:p>0.363265086528754</text:p>
          </table:table-cell>
          <table:table-cell table:formula="of:=[.L7]/([.L2]*277777.777778)" office:value-type="float" office:value="0.361284925889731" calcext:value-type="float">
            <text:p>0.361284925889731</text:p>
          </table:table-cell>
          <table:table-cell table:formula="of:=[.M7]/([.M2]*277777.777778)" office:value-type="float" office:value="0.36471964156373" calcext:value-type="float">
            <text:p>0.36471964156373</text:p>
          </table:table-cell>
          <table:table-cell table:formula="of:=[.N7]/([.N2]*277777.777778)" office:value-type="float" office:value="0.36443887766673" calcext:value-type="float">
            <text:p>0.36443887766673</text:p>
          </table:table-cell>
          <table:table-cell table:formula="of:=[.O7]/([.O2]*277777.777778)" office:value-type="float" office:value="0.367721351702256" calcext:value-type="float">
            <text:p>0.367721351702256</text:p>
          </table:table-cell>
          <table:table-cell table:formula="of:=[.P7]/([.P2]*277777.777778)" office:value-type="float" office:value="0.366150956281484" calcext:value-type="float">
            <text:p>0.366150956281484</text:p>
          </table:table-cell>
          <table:table-cell table:formula="of:=[.Q7]/([.Q2]*277777.777778)" office:value-type="float" office:value="0.365774135383232" calcext:value-type="float">
            <text:p>0.365774135383232</text:p>
          </table:table-cell>
          <table:table-cell table:formula="of:=[.R7]/([.R2]*277777.777778)" office:value-type="float" office:value="0.366276606941869" calcext:value-type="float">
            <text:p>0.366276606941869</text:p>
          </table:table-cell>
          <table:table-cell table:formula="of:=[.S7]/([.S2]*277777.777778)" office:value-type="float" office:value="0.364977872296093" calcext:value-type="float">
            <text:p>0.364977872296093</text:p>
          </table:table-cell>
          <table:table-cell table:formula="of:=[.T7]/([.T2]*277777.777778)" office:value-type="float" office:value="0.362295104516502" calcext:value-type="float">
            <text:p>0.362295104516502</text:p>
          </table:table-cell>
          <table:table-cell table:formula="of:=[.U7]/([.U2]*277777.777778)" office:value-type="float" office:value="0.369310379878464" calcext:value-type="float">
            <text:p>0.369310379878464</text:p>
          </table:table-cell>
          <table:table-cell table:formula="of:=[.V7]/([.V2]*277777.777778)" office:value-type="float" office:value="0.366813602519653" calcext:value-type="float">
            <text:p>0.366813602519653</text:p>
          </table:table-cell>
          <table:table-cell table:formula="of:=[.W7]/([.W2]*277777.777778)" office:value-type="float" office:value="0.366979065442765" calcext:value-type="float">
            <text:p>0.366979065442765</text:p>
          </table:table-cell>
          <table:table-cell table:formula="of:=[.X7]/([.X2]*277777.777778)" office:value-type="float" office:value="0.375901995600914" calcext:value-type="float">
            <text:p>0.375901995600914</text:p>
          </table:table-cell>
          <table:table-cell table:formula="of:=[.Y7]/([.Y2]*277777.777778)" office:value-type="float" office:value="0.375605741658978" calcext:value-type="float">
            <text:p>0.375605741658978</text:p>
          </table:table-cell>
          <table:table-cell table:formula="of:=[.Z7]/([.Z2]*277777.777778)" office:value-type="float" office:value="0.374864094197061" calcext:value-type="float">
            <text:p>0.374864094197061</text:p>
          </table:table-cell>
          <table:table-cell table:formula="of:=[.AA7]/([.AA2]*277777.777778)" office:value-type="float" office:value="0.379176625733217" calcext:value-type="float">
            <text:p>0.379176625733217</text:p>
          </table:table-cell>
          <table:table-cell table:formula="of:=[.AB7]/([.AB2]*277777.777778)" office:value-type="float" office:value="0.381342632225085" calcext:value-type="float">
            <text:p>0.381342632225085</text:p>
          </table:table-cell>
          <table:table-cell table:formula="of:=[.AC7]/([.AC2]*277777.777778)" office:value-type="float" office:value="0.388827470905153" calcext:value-type="float">
            <text:p>0.388827470905153</text:p>
          </table:table-cell>
          <table:table-cell table:formula="of:=[.AD7]/([.AD2]*277777.777778)" office:value-type="float" office:value="0.384558985189222" calcext:value-type="float">
            <text:p>0.384558985189222</text:p>
          </table:table-cell>
          <table:table-cell table:formula="of:=[.AE7]/([.AE2]*277777.777778)" office:value-type="float" office:value="0.386565278353402" calcext:value-type="float">
            <text:p>0.386565278353402</text:p>
          </table:table-cell>
          <table:table-cell table:formula="of:=[.AF7]/([.AF2]*277777.777778)" office:value-type="float" office:value="0.389820619969044" calcext:value-type="float">
            <text:p>0.389820619969044</text:p>
          </table:table-cell>
          <table:table-cell table:formula="of:=[.AG7]/([.AG2]*277777.777778)" office:value-type="float" office:value="0.387817689808907" calcext:value-type="float">
            <text:p>0.387817689808907</text:p>
          </table:table-cell>
          <table:table-cell table:formula="of:=[.AH7]/([.AH2]*277777.777778)" office:value-type="float" office:value="0.388071666523217" calcext:value-type="float">
            <text:p>0.388071666523217</text:p>
          </table:table-cell>
          <table:table-cell table:formula="of:=[.AI7]/([.AI2]*277777.777778)" office:value-type="float" office:value="0.391886157542751" calcext:value-type="float">
            <text:p>0.391886157542751</text:p>
          </table:table-cell>
          <table:table-cell table:formula="of:=[.AJ7]/([.AJ2]*277777.777778)" office:value-type="float" office:value="0.391356798916367" calcext:value-type="float">
            <text:p>0.391356798916367</text:p>
          </table:table-cell>
          <table:table-cell table:formula="of:=[.AK7]/([.AK2]*277777.777778)" office:value-type="float" office:value="0.392361829730283" calcext:value-type="float">
            <text:p>0.392361829730283</text:p>
          </table:table-cell>
          <table:table-cell table:formula="of:=[.AL7]/([.AL2]*277777.777778)" office:value-type="float" office:value="0.403357047193102" calcext:value-type="float">
            <text:p>0.403357047193102</text:p>
          </table:table-cell>
          <table:table-cell table:formula="of:=[.AM7]/([.AM2]*277777.777778)" office:value-type="float" office:value="0.405330167087221" calcext:value-type="float">
            <text:p>0.405330167087221</text:p>
          </table:table-cell>
          <table:table-cell table:formula="of:=[.AN7]/([.AN2]*277777.777778)" office:value-type="float" office:value="0.400698087972259" calcext:value-type="float">
            <text:p>0.400698087972259</text:p>
          </table:table-cell>
          <table:table-cell table:formula="of:=[.AO7]/([.AO2]*277777.777778)" office:value-type="float" office:value="0.399469471174618" calcext:value-type="float">
            <text:p>0.399469471174618</text:p>
          </table:table-cell>
          <table:table-cell table:formula="of:=[.AP7]/([.AP2]*277777.777778)" office:value-type="float" office:value="0.40109073393944" calcext:value-type="float">
            <text:p>0.40109073393944</text:p>
          </table:table-cell>
          <table:table-cell table:formula="of:=[.AQ7]/([.AQ2]*277777.777778)" office:value-type="float" office:value="0.411243437039412" calcext:value-type="float">
            <text:p>0.411243437039412</text:p>
          </table:table-cell>
          <table:table-cell table:formula="of:=[.AR7]/([.AR2]*277777.777778)" office:value-type="float" office:value="0.3990073522081" calcext:value-type="float">
            <text:p>0.3990073522081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fossil energy coal.conversion efficiency of fossil fuels to secondary fossil energy</text:p>
          </table:table-cell>
          <table:table-cell/>
          <table:table-cell table:formula="of:=[.C8]/([.C3]*277777.777778)" office:value-type="float" office:value="0.355038055928926" calcext:value-type="float">
            <text:p>0.355038055928926</text:p>
          </table:table-cell>
          <table:table-cell table:formula="of:=[.D8]/([.D3]*277777.777778)" office:value-type="float" office:value="0.346721596796761" calcext:value-type="float">
            <text:p>0.346721596796761</text:p>
          </table:table-cell>
          <table:table-cell table:formula="of:=[.E8]/([.E3]*277777.777778)" office:value-type="float" office:value="0.3585223503772" calcext:value-type="float">
            <text:p>0.3585223503772</text:p>
          </table:table-cell>
          <table:table-cell table:formula="of:=[.F8]/([.F3]*277777.777778)" office:value-type="float" office:value="0.358370455115833" calcext:value-type="float">
            <text:p>0.358370455115833</text:p>
          </table:table-cell>
          <table:table-cell table:formula="of:=[.G8]/([.G3]*277777.777778)" office:value-type="float" office:value="0.355719090250992" calcext:value-type="float">
            <text:p>0.355719090250992</text:p>
          </table:table-cell>
          <table:table-cell table:formula="of:=[.H8]/([.H3]*277777.777778)" office:value-type="float" office:value="0.351391797014844" calcext:value-type="float">
            <text:p>0.351391797014844</text:p>
          </table:table-cell>
          <table:table-cell table:formula="of:=[.I8]/([.I3]*277777.777778)" office:value-type="float" office:value="0.358452587645684" calcext:value-type="float">
            <text:p>0.358452587645684</text:p>
          </table:table-cell>
          <table:table-cell table:formula="of:=[.J8]/([.J3]*277777.777778)" office:value-type="float" office:value="0.360427841976431" calcext:value-type="float">
            <text:p>0.360427841976431</text:p>
          </table:table-cell>
          <table:table-cell table:formula="of:=[.K8]/([.K3]*277777.777778)" office:value-type="float" office:value="0.35756142964036" calcext:value-type="float">
            <text:p>0.35756142964036</text:p>
          </table:table-cell>
          <table:table-cell table:formula="of:=[.L8]/([.L3]*277777.777778)" office:value-type="float" office:value="0.354010283942126" calcext:value-type="float">
            <text:p>0.354010283942126</text:p>
          </table:table-cell>
          <table:table-cell table:formula="of:=[.M8]/([.M3]*277777.777778)" office:value-type="float" office:value="0.360412493497428" calcext:value-type="float">
            <text:p>0.360412493497428</text:p>
          </table:table-cell>
          <table:table-cell table:formula="of:=[.N8]/([.N3]*277777.777778)" office:value-type="float" office:value="0.359802589075571" calcext:value-type="float">
            <text:p>0.359802589075571</text:p>
          </table:table-cell>
          <table:table-cell table:formula="of:=[.O8]/([.O3]*277777.777778)" office:value-type="float" office:value="0.372869843109777" calcext:value-type="float">
            <text:p>0.372869843109777</text:p>
          </table:table-cell>
          <table:table-cell table:formula="of:=[.P8]/([.P3]*277777.777778)" office:value-type="float" office:value="0.365921173417389" calcext:value-type="float">
            <text:p>0.365921173417389</text:p>
          </table:table-cell>
          <table:table-cell table:formula="of:=[.Q8]/([.Q3]*277777.777778)" office:value-type="float" office:value="0.357518115442191" calcext:value-type="float">
            <text:p>0.357518115442191</text:p>
          </table:table-cell>
          <table:table-cell table:formula="of:=[.R8]/([.R3]*277777.777778)" office:value-type="float" office:value="0.36113818539265" calcext:value-type="float">
            <text:p>0.36113818539265</text:p>
          </table:table-cell>
          <table:table-cell table:formula="of:=[.S8]/([.S3]*277777.777778)" office:value-type="float" office:value="0.355316342708305" calcext:value-type="float">
            <text:p>0.355316342708305</text:p>
          </table:table-cell>
          <table:table-cell table:formula="of:=[.T8]/([.T3]*277777.777778)" office:value-type="float" office:value="0.359536804163694" calcext:value-type="float">
            <text:p>0.359536804163694</text:p>
          </table:table-cell>
          <table:table-cell table:formula="of:=[.U8]/([.U3]*277777.777778)" office:value-type="float" office:value="0.360956095805929" calcext:value-type="float">
            <text:p>0.360956095805929</text:p>
          </table:table-cell>
          <table:table-cell table:formula="of:=[.V8]/([.V3]*277777.777778)" office:value-type="float" office:value="0.368497752963387" calcext:value-type="float">
            <text:p>0.368497752963387</text:p>
          </table:table-cell>
          <table:table-cell table:formula="of:=[.W8]/([.W3]*277777.777778)" office:value-type="float" office:value="0.361401674189506" calcext:value-type="float">
            <text:p>0.361401674189506</text:p>
          </table:table-cell>
          <table:table-cell table:formula="of:=[.X8]/([.X3]*277777.777778)" office:value-type="float" office:value="0.373570915888623" calcext:value-type="float">
            <text:p>0.373570915888623</text:p>
          </table:table-cell>
          <table:table-cell table:formula="of:=[.Y8]/([.Y3]*277777.777778)" office:value-type="float" office:value="0.381050185638121" calcext:value-type="float">
            <text:p>0.381050185638121</text:p>
          </table:table-cell>
          <table:table-cell table:formula="of:=[.Z8]/([.Z3]*277777.777778)" office:value-type="float" office:value="0.377391251036902" calcext:value-type="float">
            <text:p>0.377391251036902</text:p>
          </table:table-cell>
          <table:table-cell table:formula="of:=[.AA8]/([.AA3]*277777.777778)" office:value-type="float" office:value="0.383802385650516" calcext:value-type="float">
            <text:p>0.383802385650516</text:p>
          </table:table-cell>
          <table:table-cell table:formula="of:=[.AB8]/([.AB3]*277777.777778)" office:value-type="float" office:value="0.386839246118939" calcext:value-type="float">
            <text:p>0.386839246118939</text:p>
          </table:table-cell>
          <table:table-cell table:formula="of:=[.AC8]/([.AC3]*277777.777778)" office:value-type="float" office:value="0.394005381681348" calcext:value-type="float">
            <text:p>0.394005381681348</text:p>
          </table:table-cell>
          <table:table-cell table:formula="of:=[.AD8]/([.AD3]*277777.777778)" office:value-type="float" office:value="0.38908699067603" calcext:value-type="float">
            <text:p>0.38908699067603</text:p>
          </table:table-cell>
          <table:table-cell table:formula="of:=[.AE8]/([.AE3]*277777.777778)" office:value-type="float" office:value="0.385963561550265" calcext:value-type="float">
            <text:p>0.385963561550265</text:p>
          </table:table-cell>
          <table:table-cell table:formula="of:=[.AF8]/([.AF3]*277777.777778)" office:value-type="float" office:value="0.385024800715917" calcext:value-type="float">
            <text:p>0.385024800715917</text:p>
          </table:table-cell>
          <table:table-cell table:formula="of:=[.AG8]/([.AG3]*277777.777778)" office:value-type="float" office:value="0.37861660629978" calcext:value-type="float">
            <text:p>0.37861660629978</text:p>
          </table:table-cell>
          <table:table-cell table:formula="of:=[.AH8]/([.AH3]*277777.777778)" office:value-type="float" office:value="0.378043108193188" calcext:value-type="float">
            <text:p>0.378043108193188</text:p>
          </table:table-cell>
          <table:table-cell table:formula="of:=[.AI8]/([.AI3]*277777.777778)" office:value-type="float" office:value="0.379832750178833" calcext:value-type="float">
            <text:p>0.379832750178833</text:p>
          </table:table-cell>
          <table:table-cell table:formula="of:=[.AJ8]/([.AJ3]*277777.777778)" office:value-type="float" office:value="0.384669795700465" calcext:value-type="float">
            <text:p>0.384669795700465</text:p>
          </table:table-cell>
          <table:table-cell table:formula="of:=[.AK8]/([.AK3]*277777.777778)" office:value-type="float" office:value="0.387496524547386" calcext:value-type="float">
            <text:p>0.387496524547386</text:p>
          </table:table-cell>
          <table:table-cell table:formula="of:=[.AL8]/([.AL3]*277777.777778)" office:value-type="float" office:value="0.403392975195071" calcext:value-type="float">
            <text:p>0.403392975195071</text:p>
          </table:table-cell>
          <table:table-cell table:formula="of:=[.AM8]/([.AM3]*277777.777778)" office:value-type="float" office:value="0.400653858337031" calcext:value-type="float">
            <text:p>0.400653858337031</text:p>
          </table:table-cell>
          <table:table-cell table:formula="of:=[.AN8]/([.AN3]*277777.777778)" office:value-type="float" office:value="0.390040002546053" calcext:value-type="float">
            <text:p>0.390040002546053</text:p>
          </table:table-cell>
          <table:table-cell table:formula="of:=[.AO8]/([.AO3]*277777.777778)" office:value-type="float" office:value="0.385266412190134" calcext:value-type="float">
            <text:p>0.385266412190134</text:p>
          </table:table-cell>
          <table:table-cell table:formula="of:=[.AP8]/([.AP3]*277777.777778)" office:value-type="float" office:value="0.39372045597389" calcext:value-type="float">
            <text:p>0.39372045597389</text:p>
          </table:table-cell>
          <table:table-cell table:formula="of:=[.AQ8]/([.AQ3]*277777.777778)" office:value-type="float" office:value="0.400908515334343" calcext:value-type="float">
            <text:p>0.400908515334343</text:p>
          </table:table-cell>
          <table:table-cell table:formula="of:=[.AR8]/([.AR3]*277777.777778)" office:value-type="float" office:value="0.377014174056205" calcext:value-type="float">
            <text:p>0.3770141740562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ossil energy oil.conversion efficiency of fossil fuels to secondary fossil energy</text:p>
          </table:table-cell>
          <table:table-cell table:formula="of:=[.B9]/([.B4]*277777.777778)" office:value-type="float" office:value="0.355749516571959" calcext:value-type="float">
            <text:p>0.355749516571959</text:p>
          </table:table-cell>
          <table:table-cell table:formula="of:=[.C9]/([.C4]*277777.777778)" office:value-type="float" office:value="0.364146534768907" calcext:value-type="float">
            <text:p>0.364146534768907</text:p>
          </table:table-cell>
          <table:table-cell table:formula="of:=[.D9]/([.D4]*277777.777778)" office:value-type="float" office:value="0.367415013154801" calcext:value-type="float">
            <text:p>0.367415013154801</text:p>
          </table:table-cell>
          <table:table-cell table:formula="of:=[.E9]/([.E4]*277777.777778)" office:value-type="float" office:value="0.3693481233294" calcext:value-type="float">
            <text:p>0.3693481233294</text:p>
          </table:table-cell>
          <table:table-cell table:formula="of:=[.F9]/([.F4]*277777.777778)" office:value-type="float" office:value="0.370199313842508" calcext:value-type="float">
            <text:p>0.370199313842508</text:p>
          </table:table-cell>
          <table:table-cell table:formula="of:=[.G9]/([.G4]*277777.777778)" office:value-type="float" office:value="0.373321910403899" calcext:value-type="float">
            <text:p>0.373321910403899</text:p>
          </table:table-cell>
          <table:table-cell table:formula="of:=[.H9]/([.H4]*277777.777778)" office:value-type="float" office:value="0.366799811818386" calcext:value-type="float">
            <text:p>0.366799811818386</text:p>
          </table:table-cell>
          <table:table-cell table:formula="of:=[.I9]/([.I4]*277777.777778)" office:value-type="float" office:value="0.37324410625692" calcext:value-type="float">
            <text:p>0.37324410625692</text:p>
          </table:table-cell>
          <table:table-cell table:formula="of:=[.J9]/([.J4]*277777.777778)" office:value-type="float" office:value="0.369542925843844" calcext:value-type="float">
            <text:p>0.369542925843844</text:p>
          </table:table-cell>
          <table:table-cell table:formula="of:=[.K9]/([.K4]*277777.777778)" office:value-type="float" office:value="0.37125379037516" calcext:value-type="float">
            <text:p>0.37125379037516</text:p>
          </table:table-cell>
          <table:table-cell table:formula="of:=[.L9]/([.L4]*277777.777778)" office:value-type="float" office:value="0.369309978398223" calcext:value-type="float">
            <text:p>0.369309978398223</text:p>
          </table:table-cell>
          <table:table-cell table:formula="of:=[.M9]/([.M4]*277777.777778)" office:value-type="float" office:value="0.370176050663007" calcext:value-type="float">
            <text:p>0.370176050663007</text:p>
          </table:table-cell>
          <table:table-cell table:formula="of:=[.N9]/([.N4]*277777.777778)" office:value-type="float" office:value="0.36958364284798" calcext:value-type="float">
            <text:p>0.36958364284798</text:p>
          </table:table-cell>
          <table:table-cell table:formula="of:=[.O9]/([.O4]*277777.777778)" office:value-type="float" office:value="0.368306928822254" calcext:value-type="float">
            <text:p>0.368306928822254</text:p>
          </table:table-cell>
          <table:table-cell table:formula="of:=[.P9]/([.P4]*277777.777778)" office:value-type="float" office:value="0.371128005539368" calcext:value-type="float">
            <text:p>0.371128005539368</text:p>
          </table:table-cell>
          <table:table-cell table:formula="of:=[.Q9]/([.Q4]*277777.777778)" office:value-type="float" office:value="0.372510481700353" calcext:value-type="float">
            <text:p>0.372510481700353</text:p>
          </table:table-cell>
          <table:table-cell table:formula="of:=[.R9]/([.R4]*277777.777778)" office:value-type="float" office:value="0.37088149443002" calcext:value-type="float">
            <text:p>0.37088149443002</text:p>
          </table:table-cell>
          <table:table-cell table:formula="of:=[.S9]/([.S4]*277777.777778)" office:value-type="float" office:value="0.372864743448501" calcext:value-type="float">
            <text:p>0.372864743448501</text:p>
          </table:table-cell>
          <table:table-cell table:formula="of:=[.T9]/([.T4]*277777.777778)" office:value-type="float" office:value="0.365575044079094" calcext:value-type="float">
            <text:p>0.365575044079094</text:p>
          </table:table-cell>
          <table:table-cell table:formula="of:=[.U9]/([.U4]*277777.777778)" office:value-type="float" office:value="0.380453257206527" calcext:value-type="float">
            <text:p>0.380453257206527</text:p>
          </table:table-cell>
          <table:table-cell table:formula="of:=[.V9]/([.V4]*277777.777778)" office:value-type="float" office:value="0.369755096563174" calcext:value-type="float">
            <text:p>0.369755096563174</text:p>
          </table:table-cell>
          <table:table-cell table:formula="of:=[.W9]/([.W4]*277777.777778)" office:value-type="float" office:value="0.375648764340135" calcext:value-type="float">
            <text:p>0.375648764340135</text:p>
          </table:table-cell>
          <table:table-cell table:formula="of:=[.X9]/([.X4]*277777.777778)" office:value-type="float" office:value="0.385341361303352" calcext:value-type="float">
            <text:p>0.385341361303352</text:p>
          </table:table-cell>
          <table:table-cell table:formula="of:=[.Y9]/([.Y4]*277777.777778)" office:value-type="float" office:value="0.379632229982366" calcext:value-type="float">
            <text:p>0.379632229982366</text:p>
          </table:table-cell>
          <table:table-cell table:formula="of:=[.Z9]/([.Z4]*277777.777778)" office:value-type="float" office:value="0.377987206025853" calcext:value-type="float">
            <text:p>0.377987206025853</text:p>
          </table:table-cell>
          <table:table-cell table:formula="of:=[.AA9]/([.AA4]*277777.777778)" office:value-type="float" office:value="0.381234732316621" calcext:value-type="float">
            <text:p>0.381234732316621</text:p>
          </table:table-cell>
          <table:table-cell table:formula="of:=[.AB9]/([.AB4]*277777.777778)" office:value-type="float" office:value="0.384315527094478" calcext:value-type="float">
            <text:p>0.384315527094478</text:p>
          </table:table-cell>
          <table:table-cell table:formula="of:=[.AC9]/([.AC4]*277777.777778)" office:value-type="float" office:value="0.39205938045695" calcext:value-type="float">
            <text:p>0.39205938045695</text:p>
          </table:table-cell>
          <table:table-cell table:formula="of:=[.AD9]/([.AD4]*277777.777778)" office:value-type="float" office:value="0.387075666430566" calcext:value-type="float">
            <text:p>0.387075666430566</text:p>
          </table:table-cell>
          <table:table-cell table:formula="of:=[.AE9]/([.AE4]*277777.777778)" office:value-type="float" office:value="0.390615347684507" calcext:value-type="float">
            <text:p>0.390615347684507</text:p>
          </table:table-cell>
          <table:table-cell table:formula="of:=[.AF9]/([.AF4]*277777.777778)" office:value-type="float" office:value="0.397675345584808" calcext:value-type="float">
            <text:p>0.397675345584808</text:p>
          </table:table-cell>
          <table:table-cell table:formula="of:=[.AG9]/([.AG4]*277777.777778)" office:value-type="float" office:value="0.399872925133329" calcext:value-type="float">
            <text:p>0.399872925133329</text:p>
          </table:table-cell>
          <table:table-cell table:formula="of:=[.AH9]/([.AH4]*277777.777778)" office:value-type="float" office:value="0.397896153300469" calcext:value-type="float">
            <text:p>0.397896153300469</text:p>
          </table:table-cell>
          <table:table-cell table:formula="of:=[.AI9]/([.AI4]*277777.777778)" office:value-type="float" office:value="0.403643139106365" calcext:value-type="float">
            <text:p>0.403643139106365</text:p>
          </table:table-cell>
          <table:table-cell table:formula="of:=[.AJ9]/([.AJ4]*277777.777778)" office:value-type="float" office:value="0.399517060121303" calcext:value-type="float">
            <text:p>0.399517060121303</text:p>
          </table:table-cell>
          <table:table-cell table:formula="of:=[.AK9]/([.AK4]*277777.777778)" office:value-type="float" office:value="0.396866428916841" calcext:value-type="float">
            <text:p>0.396866428916841</text:p>
          </table:table-cell>
          <table:table-cell table:formula="of:=[.AL9]/([.AL4]*277777.777778)" office:value-type="float" office:value="0.406148359253728" calcext:value-type="float">
            <text:p>0.406148359253728</text:p>
          </table:table-cell>
          <table:table-cell table:formula="of:=[.AM9]/([.AM4]*277777.777778)" office:value-type="float" office:value="0.41466656220766" calcext:value-type="float">
            <text:p>0.41466656220766</text:p>
          </table:table-cell>
          <table:table-cell table:formula="of:=[.AN9]/([.AN4]*277777.777778)" office:value-type="float" office:value="0.410858096748709" calcext:value-type="float">
            <text:p>0.410858096748709</text:p>
          </table:table-cell>
          <table:table-cell table:formula="of:=[.AO9]/([.AO4]*277777.777778)" office:value-type="float" office:value="0.414017390140911" calcext:value-type="float">
            <text:p>0.414017390140911</text:p>
          </table:table-cell>
          <table:table-cell table:formula="of:=[.AP9]/([.AP4]*277777.777778)" office:value-type="float" office:value="0.404952001554564" calcext:value-type="float">
            <text:p>0.404952001554564</text:p>
          </table:table-cell>
          <table:table-cell table:formula="of:=[.AQ9]/([.AQ4]*277777.777778)" office:value-type="float" office:value="0.423870776680039" calcext:value-type="float">
            <text:p>0.423870776680039</text:p>
          </table:table-cell>
          <table:table-cell table:formula="of:=[.AR9]/([.AR4]*277777.777778)" office:value-type="float" office:value="0.421205359144045" calcext:value-type="float">
            <text:p>0.42120535914404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ossil energy gas.conversion efficiency of fossil fuels to secondary fossil energy</text:p>
          </table:table-cell>
          <table:table-cell table:formula="of:=[.B10]/([.B5]*277777.777778)" office:value-type="float" office:value="0.35883110377006" calcext:value-type="float">
            <text:p>0.35883110377006</text:p>
          </table:table-cell>
          <table:table-cell table:formula="of:=[.C10]/([.C5]*277777.777778)" office:value-type="float" office:value="0.356652770838295" calcext:value-type="float">
            <text:p>0.356652770838295</text:p>
          </table:table-cell>
          <table:table-cell table:formula="of:=[.D10]/([.D5]*277777.777778)" office:value-type="float" office:value="0.356849357928629" calcext:value-type="float">
            <text:p>0.356849357928629</text:p>
          </table:table-cell>
          <table:table-cell table:formula="of:=[.E10]/([.E5]*277777.777778)" office:value-type="float" office:value="0.359407816100407" calcext:value-type="float">
            <text:p>0.359407816100407</text:p>
          </table:table-cell>
          <table:table-cell table:formula="of:=[.F10]/([.F5]*277777.777778)" office:value-type="float" office:value="0.35806499859559" calcext:value-type="float">
            <text:p>0.35806499859559</text:p>
          </table:table-cell>
          <table:table-cell table:formula="of:=[.G10]/([.G5]*277777.777778)" office:value-type="float" office:value="0.356750593383921" calcext:value-type="float">
            <text:p>0.356750593383921</text:p>
          </table:table-cell>
          <table:table-cell table:formula="of:=[.H10]/([.H5]*277777.777778)" office:value-type="float" office:value="0.351153851979415" calcext:value-type="float">
            <text:p>0.351153851979415</text:p>
          </table:table-cell>
          <table:table-cell table:formula="of:=[.I10]/([.I5]*277777.777778)" office:value-type="float" office:value="0.351922093532851" calcext:value-type="float">
            <text:p>0.351922093532851</text:p>
          </table:table-cell>
          <table:table-cell table:formula="of:=[.J10]/([.J5]*277777.777778)" office:value-type="float" office:value="0.352804589395345" calcext:value-type="float">
            <text:p>0.352804589395345</text:p>
          </table:table-cell>
          <table:table-cell table:formula="of:=[.K10]/([.K5]*277777.777778)" office:value-type="float" office:value="0.356072971461279" calcext:value-type="float">
            <text:p>0.356072971461279</text:p>
          </table:table-cell>
          <table:table-cell table:formula="of:=[.L10]/([.L5]*277777.777778)" office:value-type="float" office:value="0.35605147260439" calcext:value-type="float">
            <text:p>0.35605147260439</text:p>
          </table:table-cell>
          <table:table-cell table:formula="of:=[.M10]/([.M5]*277777.777778)" office:value-type="float" office:value="0.360237178032036" calcext:value-type="float">
            <text:p>0.360237178032036</text:p>
          </table:table-cell>
          <table:table-cell table:formula="of:=[.N10]/([.N5]*277777.777778)" office:value-type="float" office:value="0.360811812488733" calcext:value-type="float">
            <text:p>0.360811812488733</text:p>
          </table:table-cell>
          <table:table-cell table:formula="of:=[.O10]/([.O5]*277777.777778)" office:value-type="float" office:value="0.360341130035439" calcext:value-type="float">
            <text:p>0.360341130035439</text:p>
          </table:table-cell>
          <table:table-cell table:formula="of:=[.P10]/([.P5]*277777.777778)" office:value-type="float" office:value="0.357320361863789" calcext:value-type="float">
            <text:p>0.357320361863789</text:p>
          </table:table-cell>
          <table:table-cell table:formula="of:=[.Q10]/([.Q5]*277777.777778)" office:value-type="float" office:value="0.363809568922184" calcext:value-type="float">
            <text:p>0.363809568922184</text:p>
          </table:table-cell>
          <table:table-cell table:formula="of:=[.R10]/([.R5]*277777.777778)" office:value-type="float" office:value="0.364262324619862" calcext:value-type="float">
            <text:p>0.364262324619862</text:p>
          </table:table-cell>
          <table:table-cell table:formula="of:=[.S10]/([.S5]*277777.777778)" office:value-type="float" office:value="0.36242522713248" calcext:value-type="float">
            <text:p>0.36242522713248</text:p>
          </table:table-cell>
          <table:table-cell table:formula="of:=[.T10]/([.T5]*277777.777778)" office:value-type="float" office:value="0.359545865533968" calcext:value-type="float">
            <text:p>0.359545865533968</text:p>
          </table:table-cell>
          <table:table-cell table:formula="of:=[.U10]/([.U5]*277777.777778)" office:value-type="float" office:value="0.3595192789139" calcext:value-type="float">
            <text:p>0.3595192789139</text:p>
          </table:table-cell>
          <table:table-cell table:formula="of:=[.V10]/([.V5]*277777.777778)" office:value-type="float" office:value="0.359806406986607" calcext:value-type="float">
            <text:p>0.359806406986607</text:p>
          </table:table-cell>
          <table:table-cell table:formula="of:=[.W10]/([.W5]*277777.777778)" office:value-type="float" office:value="0.358558275189363" calcext:value-type="float">
            <text:p>0.358558275189363</text:p>
          </table:table-cell>
          <table:table-cell table:formula="of:=[.X10]/([.X5]*277777.777778)" office:value-type="float" office:value="0.36300665083619" calcext:value-type="float">
            <text:p>0.36300665083619</text:p>
          </table:table-cell>
          <table:table-cell table:formula="of:=[.Y10]/([.Y5]*277777.777778)" office:value-type="float" office:value="0.362587974604424" calcext:value-type="float">
            <text:p>0.362587974604424</text:p>
          </table:table-cell>
          <table:table-cell table:formula="of:=[.Z10]/([.Z5]*277777.777778)" office:value-type="float" office:value="0.36651298061778" calcext:value-type="float">
            <text:p>0.36651298061778</text:p>
          </table:table-cell>
          <table:table-cell table:formula="of:=[.AA10]/([.AA5]*277777.777778)" office:value-type="float" office:value="0.369885466491321" calcext:value-type="float">
            <text:p>0.369885466491321</text:p>
          </table:table-cell>
          <table:table-cell table:formula="of:=[.AB10]/([.AB5]*277777.777778)" office:value-type="float" office:value="0.3694375952022" calcext:value-type="float">
            <text:p>0.3694375952022</text:p>
          </table:table-cell>
          <table:table-cell table:formula="of:=[.AC10]/([.AC5]*277777.777778)" office:value-type="float" office:value="0.376947497439196" calcext:value-type="float">
            <text:p>0.376947497439196</text:p>
          </table:table-cell>
          <table:table-cell table:formula="of:=[.AD10]/([.AD5]*277777.777778)" office:value-type="float" office:value="0.374777585797012" calcext:value-type="float">
            <text:p>0.374777585797012</text:p>
          </table:table-cell>
          <table:table-cell table:formula="of:=[.AE10]/([.AE5]*277777.777778)" office:value-type="float" office:value="0.381128888569374" calcext:value-type="float">
            <text:p>0.381128888569374</text:p>
          </table:table-cell>
          <table:table-cell table:formula="of:=[.AF10]/([.AF5]*277777.777778)" office:value-type="float" office:value="0.38464460324329" calcext:value-type="float">
            <text:p>0.38464460324329</text:p>
          </table:table-cell>
          <table:table-cell table:formula="of:=[.AG10]/([.AG5]*277777.777778)" office:value-type="float" office:value="0.383200690577494" calcext:value-type="float">
            <text:p>0.383200690577494</text:p>
          </table:table-cell>
          <table:table-cell table:formula="of:=[.AH10]/([.AH5]*277777.777778)" office:value-type="float" office:value="0.387548053081037" calcext:value-type="float">
            <text:p>0.387548053081037</text:p>
          </table:table-cell>
          <table:table-cell table:formula="of:=[.AI10]/([.AI5]*277777.777778)" office:value-type="float" office:value="0.391574310676771" calcext:value-type="float">
            <text:p>0.391574310676771</text:p>
          </table:table-cell>
          <table:table-cell table:formula="of:=[.AJ10]/([.AJ5]*277777.777778)" office:value-type="float" office:value="0.388610360607889" calcext:value-type="float">
            <text:p>0.388610360607889</text:p>
          </table:table-cell>
          <table:table-cell table:formula="of:=[.AK10]/([.AK5]*277777.777778)" office:value-type="float" office:value="0.392022007281092" calcext:value-type="float">
            <text:p>0.392022007281092</text:p>
          </table:table-cell>
          <table:table-cell table:formula="of:=[.AL10]/([.AL5]*277777.777778)" office:value-type="float" office:value="0.399305601344221" calcext:value-type="float">
            <text:p>0.399305601344221</text:p>
          </table:table-cell>
          <table:table-cell table:formula="of:=[.AM10]/([.AM5]*277777.777778)" office:value-type="float" office:value="0.397847202231349" calcext:value-type="float">
            <text:p>0.397847202231349</text:p>
          </table:table-cell>
          <table:table-cell table:formula="of:=[.AN10]/([.AN5]*277777.777778)" office:value-type="float" office:value="0.399407827387889" calcext:value-type="float">
            <text:p>0.399407827387889</text:p>
          </table:table-cell>
          <table:table-cell table:formula="of:=[.AO10]/([.AO5]*277777.777778)" office:value-type="float" office:value="0.39667223667692" calcext:value-type="float">
            <text:p>0.39667223667692</text:p>
          </table:table-cell>
          <table:table-cell table:formula="of:=[.AP10]/([.AP5]*277777.777778)" office:value-type="float" office:value="0.404518272547985" calcext:value-type="float">
            <text:p>0.404518272547985</text:p>
          </table:table-cell>
          <table:table-cell table:formula="of:=[.AQ10]/([.AQ5]*277777.777778)" office:value-type="float" office:value="0.407427594600834" calcext:value-type="float">
            <text:p>0.407427594600834</text:p>
          </table:table-cell>
          <table:table-cell table:formula="of:=[.AR10]/([.AR5]*277777.777778)" office:value-type="float" office:value="0.397243614941608" calcext:value-type="float">
            <text:p>0.39724361494160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Blanz</meta:initial-creator>
    <meta:creation-date>2024-07-11T11:03:15.884965549</meta:creation-date>
    <dc:date>2024-07-11T11:08:37.067931154</dc:date>
    <dc:creator>Benjamin Blanz</dc:creator>
    <meta:editing-duration>PT5M21S</meta:editing-duration>
    <meta:editing-cycles>2</meta:editing-cycles>
    <meta:generator>LibreOffice/24.2.4.2$Linux_X86_64 LibreOffice_project/420$Build-2</meta:generator>
    <meta:document-statistic meta:table-count="1" meta:cell-count="65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18cm" svg:stroke-color="#7f7f7f" draw:fill-color="#7f7f7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63b00" draw:fill-color="#763b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46200" draw:fill-color="#c462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29cm" svg:height="16.441cm" xlink:href=".." xlink:type="simple" chart:class="chart:line" chart:style-name="ch1">
        <chart:legend chart:legend-position="bottom" svg:x="1.507cm" svg:y="15.344cm" style:legend-expansion="wide" chart:style-name="ch2"/>
        <chart:plot-area chart:style-name="ch3" table:cell-range-address="'conversion efficiency'.A12:'conversion efficiency'.AS16" chart:data-source-has-labels="both" svg:x="0.584cm" svg:y="0.328cm" svg:width="28.061cm" svg:height="14.504cm">
          <chart:coordinate-region svg:x="1.496cm" svg:y="0.527cm" svg:width="27.008cm" svg:height="13.252cm"/>
          <chart:axis chart:dimension="x" chart:name="primary-x" chart:style-name="ch4" chartooo:axis-type="auto">
            <chartooo:date-scale/>
            <chart:categories table:cell-range-address="'conversion efficiency'.B12:'conversion efficiency'.AS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version efficiency'.B13:'conversion efficiency'.AS13" chart:label-cell-address="'conversion efficiency'.A13:'conversion efficiency'.A13" chart:class="chart:line">
            <chart:data-point chart:repeated="44"/>
          </chart:series>
          <chart:series chart:style-name="ch8" chart:values-cell-range-address="'conversion efficiency'.B14:'conversion efficiency'.AS14" chart:label-cell-address="'conversion efficiency'.A14:'conversion efficiency'.A14" chart:class="chart:line">
            <chart:data-point chart:repeated="44"/>
          </chart:series>
          <chart:series chart:style-name="ch9" chart:values-cell-range-address="'conversion efficiency'.B15:'conversion efficiency'.AS15" chart:label-cell-address="'conversion efficiency'.A15:'conversion efficiency'.A15" chart:class="chart:line">
            <chart:data-point chart:repeated="44"/>
          </chart:series>
          <chart:series chart:style-name="ch10" chart:values-cell-range-address="'conversion efficiency'.B16:'conversion efficiency'.AS16" chart:label-cell-address="'conversion efficiency'.A16:'conversion efficiency'.A16" chart:class="chart:line">
            <chart:data-point chart:repeated="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"/>
          </table:table-columns>
          <table:table-header-rows>
            <table:table-row>
              <table:table-cell>
                <text:p/>
              </table:table-cell>
              <table:table-cell office:value-type="float" office:value="1980">
                <text:p>1980</text:p>
                <draw:g>
                  <svg:desc>'conversion efficiency'.B12:'conversion efficiency'.AS12</svg:desc>
                </draw:g>
              </table:table-cell>
              <table:table-cell office:value-type="float" office:value="1981">
                <text:p>1981</text:p>
              </table:table-cell>
              <table:table-cell office:value-type="float" office:value="1982">
                <text:p>1982</text:p>
              </table:table-cell>
              <table:table-cell office:value-type="float" office:value="1983">
                <text:p>1983</text:p>
              </table:table-cell>
              <table:table-cell office:value-type="float" office:value="1984">
                <text:p>1984</text:p>
              </table:table-cell>
              <table:table-cell office:value-type="float" office:value="1985">
                <text:p>1985</text:p>
              </table:table-cell>
              <table:table-cell office:value-type="float" office:value="1986">
                <text:p>1986</text:p>
              </table:table-cell>
              <table:table-cell office:value-type="float" office:value="1987">
                <text:p>1987</text:p>
              </table:table-cell>
              <table:table-cell office:value-type="float" office:value="1988">
                <text:p>1988</text:p>
              </table:table-cell>
              <table:table-cell office:value-type="float" office:value="1989">
                <text:p>1989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1</text:p>
              </table:table-cell>
              <table:table-cell office:value-type="float" office:value="1992">
                <text:p>1992</text:p>
              </table:table-cell>
              <table:table-cell office:value-type="float" office:value="1993">
                <text:p>1993</text:p>
              </table:table-cell>
              <table:table-cell office:value-type="float" office:value="1994">
                <text:p>1994</text:p>
              </table:table-cell>
              <table:table-cell office:value-type="float" office:value="1995">
                <text:p>1995</text:p>
              </table:table-cell>
              <table:table-cell office:value-type="float" office:value="1996">
                <text:p>1996</text:p>
              </table:table-cell>
              <table:table-cell office:value-type="float" office:value="1997">
                <text:p>1997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  <table:table-cell office:value-type="float" office:value="2023">
                <text:p>2023</text:p>
              </table:table-cell>
            </table:table-row>
          </table:table-header-rows>
          <table:table-rows>
            <table:table-row>
              <table:table-cell office:value-type="string">
                <text:p>fossil energy.conversion efficiency of fossil fuels to secondary fossil energy[1]</text:p>
                <draw:g>
                  <svg:desc>'conversion efficiency'.A13:'conversion efficiency'.A13</svg:desc>
                </draw:g>
              </table:table-cell>
              <table:table-cell office:value-type="float" office:value="NaN">
                <text:p>NaN</text:p>
                <draw:g>
                  <svg:desc>'conversion efficiency'.B13:'conversion efficiency'.AS13</svg:desc>
                </draw:g>
              </table:table-cell>
              <table:table-cell office:value-type="float" office:value="0.359791377664769">
                <text:p>0.359791377664769</text:p>
              </table:table-cell>
              <table:table-cell office:value-type="float" office:value="0.358564139560685">
                <text:p>0.358564139560685</text:p>
              </table:table-cell>
              <table:table-cell office:value-type="float" office:value="0.363752147152999">
                <text:p>0.363752147152999</text:p>
              </table:table-cell>
              <table:table-cell office:value-type="float" office:value="0.363694826987584">
                <text:p>0.363694826987584</text:p>
              </table:table-cell>
              <table:table-cell office:value-type="float" office:value="0.36376276249394">
                <text:p>0.36376276249394</text:p>
              </table:table-cell>
              <table:table-cell office:value-type="float" office:value="0.358268251077259">
                <text:p>0.358268251077259</text:p>
              </table:table-cell>
              <table:table-cell office:value-type="float" office:value="0.363503303087804">
                <text:p>0.363503303087804</text:p>
              </table:table-cell>
              <table:table-cell office:value-type="float" office:value="0.362726016762247">
                <text:p>0.362726016762247</text:p>
              </table:table-cell>
              <table:table-cell office:value-type="float" office:value="0.363265086528754">
                <text:p>0.363265086528754</text:p>
              </table:table-cell>
              <table:table-cell office:value-type="float" office:value="0.361284925889731">
                <text:p>0.361284925889731</text:p>
              </table:table-cell>
              <table:table-cell office:value-type="float" office:value="0.36471964156373">
                <text:p>0.36471964156373</text:p>
              </table:table-cell>
              <table:table-cell office:value-type="float" office:value="0.36443887766673">
                <text:p>0.36443887766673</text:p>
              </table:table-cell>
              <table:table-cell office:value-type="float" office:value="0.367721351702256">
                <text:p>0.367721351702256</text:p>
              </table:table-cell>
              <table:table-cell office:value-type="float" office:value="0.366150956281484">
                <text:p>0.366150956281484</text:p>
              </table:table-cell>
              <table:table-cell office:value-type="float" office:value="0.365774135383232">
                <text:p>0.365774135383232</text:p>
              </table:table-cell>
              <table:table-cell office:value-type="float" office:value="0.366276606941869">
                <text:p>0.366276606941869</text:p>
              </table:table-cell>
              <table:table-cell office:value-type="float" office:value="0.364977872296093">
                <text:p>0.364977872296093</text:p>
              </table:table-cell>
              <table:table-cell office:value-type="float" office:value="0.362295104516502">
                <text:p>0.362295104516502</text:p>
              </table:table-cell>
              <table:table-cell office:value-type="float" office:value="0.369310379878464">
                <text:p>0.369310379878464</text:p>
              </table:table-cell>
              <table:table-cell office:value-type="float" office:value="0.366813602519653">
                <text:p>0.366813602519653</text:p>
              </table:table-cell>
              <table:table-cell office:value-type="float" office:value="0.366979065442765">
                <text:p>0.366979065442765</text:p>
              </table:table-cell>
              <table:table-cell office:value-type="float" office:value="0.375901995600914">
                <text:p>0.375901995600914</text:p>
              </table:table-cell>
              <table:table-cell office:value-type="float" office:value="0.375605741658978">
                <text:p>0.375605741658978</text:p>
              </table:table-cell>
              <table:table-cell office:value-type="float" office:value="0.374864094197061">
                <text:p>0.374864094197061</text:p>
              </table:table-cell>
              <table:table-cell office:value-type="float" office:value="0.379176625733217">
                <text:p>0.379176625733217</text:p>
              </table:table-cell>
              <table:table-cell office:value-type="float" office:value="0.381342632225085">
                <text:p>0.381342632225085</text:p>
              </table:table-cell>
              <table:table-cell office:value-type="float" office:value="0.388827470905153">
                <text:p>0.388827470905153</text:p>
              </table:table-cell>
              <table:table-cell office:value-type="float" office:value="0.384558985189222">
                <text:p>0.384558985189222</text:p>
              </table:table-cell>
              <table:table-cell office:value-type="float" office:value="0.386565278353402">
                <text:p>0.386565278353402</text:p>
              </table:table-cell>
              <table:table-cell office:value-type="float" office:value="0.389820619969044">
                <text:p>0.389820619969044</text:p>
              </table:table-cell>
              <table:table-cell office:value-type="float" office:value="0.387817689808907">
                <text:p>0.387817689808907</text:p>
              </table:table-cell>
              <table:table-cell office:value-type="float" office:value="0.388071666523217">
                <text:p>0.388071666523217</text:p>
              </table:table-cell>
              <table:table-cell office:value-type="float" office:value="0.391886157542751">
                <text:p>0.391886157542751</text:p>
              </table:table-cell>
              <table:table-cell office:value-type="float" office:value="0.391356798916367">
                <text:p>0.391356798916367</text:p>
              </table:table-cell>
              <table:table-cell office:value-type="float" office:value="0.392361829730283">
                <text:p>0.392361829730283</text:p>
              </table:table-cell>
              <table:table-cell office:value-type="float" office:value="0.403357047193102">
                <text:p>0.403357047193102</text:p>
              </table:table-cell>
              <table:table-cell office:value-type="float" office:value="0.405330167087221">
                <text:p>0.405330167087221</text:p>
              </table:table-cell>
              <table:table-cell office:value-type="float" office:value="0.400698087972259">
                <text:p>0.400698087972259</text:p>
              </table:table-cell>
              <table:table-cell office:value-type="float" office:value="0.399469471174618">
                <text:p>0.399469471174618</text:p>
              </table:table-cell>
              <table:table-cell office:value-type="float" office:value="0.40109073393944">
                <text:p>0.40109073393944</text:p>
              </table:table-cell>
              <table:table-cell office:value-type="float" office:value="0.411243437039412">
                <text:p>0.411243437039412</text:p>
              </table:table-cell>
              <table:table-cell office:value-type="float" office:value="0.3990073522081">
                <text:p>0.3990073522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ssil energy coal.conversion efficiency of fossil fuels to secondary fossil energy</text:p>
                <draw:g>
                  <svg:desc>'conversion efficiency'.A14:'conversion efficiency'.A14</svg:desc>
                </draw:g>
              </table:table-cell>
              <table:table-cell office:value-type="float" office:value="NaN">
                <text:p>NaN</text:p>
                <draw:g>
                  <svg:desc>'conversion efficiency'.B14:'conversion efficiency'.AS14</svg:desc>
                </draw:g>
              </table:table-cell>
              <table:table-cell office:value-type="float" office:value="0.355038055928926">
                <text:p>0.355038055928926</text:p>
              </table:table-cell>
              <table:table-cell office:value-type="float" office:value="0.346721596796761">
                <text:p>0.346721596796761</text:p>
              </table:table-cell>
              <table:table-cell office:value-type="float" office:value="0.3585223503772">
                <text:p>0.3585223503772</text:p>
              </table:table-cell>
              <table:table-cell office:value-type="float" office:value="0.358370455115833">
                <text:p>0.358370455115833</text:p>
              </table:table-cell>
              <table:table-cell office:value-type="float" office:value="0.355719090250992">
                <text:p>0.355719090250992</text:p>
              </table:table-cell>
              <table:table-cell office:value-type="float" office:value="0.351391797014844">
                <text:p>0.351391797014844</text:p>
              </table:table-cell>
              <table:table-cell office:value-type="float" office:value="0.358452587645684">
                <text:p>0.358452587645684</text:p>
              </table:table-cell>
              <table:table-cell office:value-type="float" office:value="0.360427841976431">
                <text:p>0.360427841976431</text:p>
              </table:table-cell>
              <table:table-cell office:value-type="float" office:value="0.35756142964036">
                <text:p>0.35756142964036</text:p>
              </table:table-cell>
              <table:table-cell office:value-type="float" office:value="0.354010283942126">
                <text:p>0.354010283942126</text:p>
              </table:table-cell>
              <table:table-cell office:value-type="float" office:value="0.360412493497428">
                <text:p>0.360412493497428</text:p>
              </table:table-cell>
              <table:table-cell office:value-type="float" office:value="0.359802589075571">
                <text:p>0.359802589075571</text:p>
              </table:table-cell>
              <table:table-cell office:value-type="float" office:value="0.372869843109777">
                <text:p>0.372869843109777</text:p>
              </table:table-cell>
              <table:table-cell office:value-type="float" office:value="0.365921173417389">
                <text:p>0.365921173417389</text:p>
              </table:table-cell>
              <table:table-cell office:value-type="float" office:value="0.357518115442191">
                <text:p>0.357518115442191</text:p>
              </table:table-cell>
              <table:table-cell office:value-type="float" office:value="0.36113818539265">
                <text:p>0.36113818539265</text:p>
              </table:table-cell>
              <table:table-cell office:value-type="float" office:value="0.355316342708305">
                <text:p>0.355316342708305</text:p>
              </table:table-cell>
              <table:table-cell office:value-type="float" office:value="0.359536804163694">
                <text:p>0.359536804163694</text:p>
              </table:table-cell>
              <table:table-cell office:value-type="float" office:value="0.360956095805929">
                <text:p>0.360956095805929</text:p>
              </table:table-cell>
              <table:table-cell office:value-type="float" office:value="0.368497752963387">
                <text:p>0.368497752963387</text:p>
              </table:table-cell>
              <table:table-cell office:value-type="float" office:value="0.361401674189506">
                <text:p>0.361401674189506</text:p>
              </table:table-cell>
              <table:table-cell office:value-type="float" office:value="0.373570915888623">
                <text:p>0.373570915888623</text:p>
              </table:table-cell>
              <table:table-cell office:value-type="float" office:value="0.381050185638121">
                <text:p>0.381050185638121</text:p>
              </table:table-cell>
              <table:table-cell office:value-type="float" office:value="0.377391251036902">
                <text:p>0.377391251036902</text:p>
              </table:table-cell>
              <table:table-cell office:value-type="float" office:value="0.383802385650516">
                <text:p>0.383802385650516</text:p>
              </table:table-cell>
              <table:table-cell office:value-type="float" office:value="0.386839246118939">
                <text:p>0.386839246118939</text:p>
              </table:table-cell>
              <table:table-cell office:value-type="float" office:value="0.394005381681348">
                <text:p>0.394005381681348</text:p>
              </table:table-cell>
              <table:table-cell office:value-type="float" office:value="0.38908699067603">
                <text:p>0.38908699067603</text:p>
              </table:table-cell>
              <table:table-cell office:value-type="float" office:value="0.385963561550265">
                <text:p>0.385963561550265</text:p>
              </table:table-cell>
              <table:table-cell office:value-type="float" office:value="0.385024800715917">
                <text:p>0.385024800715917</text:p>
              </table:table-cell>
              <table:table-cell office:value-type="float" office:value="0.37861660629978">
                <text:p>0.37861660629978</text:p>
              </table:table-cell>
              <table:table-cell office:value-type="float" office:value="0.378043108193188">
                <text:p>0.378043108193188</text:p>
              </table:table-cell>
              <table:table-cell office:value-type="float" office:value="0.379832750178833">
                <text:p>0.379832750178833</text:p>
              </table:table-cell>
              <table:table-cell office:value-type="float" office:value="0.384669795700465">
                <text:p>0.384669795700465</text:p>
              </table:table-cell>
              <table:table-cell office:value-type="float" office:value="0.387496524547386">
                <text:p>0.387496524547386</text:p>
              </table:table-cell>
              <table:table-cell office:value-type="float" office:value="0.403392975195071">
                <text:p>0.403392975195071</text:p>
              </table:table-cell>
              <table:table-cell office:value-type="float" office:value="0.400653858337031">
                <text:p>0.400653858337031</text:p>
              </table:table-cell>
              <table:table-cell office:value-type="float" office:value="0.390040002546053">
                <text:p>0.390040002546053</text:p>
              </table:table-cell>
              <table:table-cell office:value-type="float" office:value="0.385266412190134">
                <text:p>0.385266412190134</text:p>
              </table:table-cell>
              <table:table-cell office:value-type="float" office:value="0.39372045597389">
                <text:p>0.39372045597389</text:p>
              </table:table-cell>
              <table:table-cell office:value-type="float" office:value="0.400908515334343">
                <text:p>0.400908515334343</text:p>
              </table:table-cell>
              <table:table-cell office:value-type="float" office:value="0.377014174056205">
                <text:p>0.377014174056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ssil energy oil.conversion efficiency of fossil fuels to secondary fossil energy</text:p>
                <draw:g>
                  <svg:desc>'conversion efficiency'.A15:'conversion efficiency'.A15</svg:desc>
                </draw:g>
              </table:table-cell>
              <table:table-cell office:value-type="float" office:value="0.355749516571959">
                <text:p>0.355749516571959</text:p>
                <draw:g>
                  <svg:desc>'conversion efficiency'.B15:'conversion efficiency'.AS15</svg:desc>
                </draw:g>
              </table:table-cell>
              <table:table-cell office:value-type="float" office:value="0.364146534768907">
                <text:p>0.364146534768907</text:p>
              </table:table-cell>
              <table:table-cell office:value-type="float" office:value="0.367415013154801">
                <text:p>0.367415013154801</text:p>
              </table:table-cell>
              <table:table-cell office:value-type="float" office:value="0.3693481233294">
                <text:p>0.3693481233294</text:p>
              </table:table-cell>
              <table:table-cell office:value-type="float" office:value="0.370199313842508">
                <text:p>0.370199313842508</text:p>
              </table:table-cell>
              <table:table-cell office:value-type="float" office:value="0.373321910403899">
                <text:p>0.373321910403899</text:p>
              </table:table-cell>
              <table:table-cell office:value-type="float" office:value="0.366799811818386">
                <text:p>0.366799811818386</text:p>
              </table:table-cell>
              <table:table-cell office:value-type="float" office:value="0.37324410625692">
                <text:p>0.37324410625692</text:p>
              </table:table-cell>
              <table:table-cell office:value-type="float" office:value="0.369542925843844">
                <text:p>0.369542925843844</text:p>
              </table:table-cell>
              <table:table-cell office:value-type="float" office:value="0.37125379037516">
                <text:p>0.37125379037516</text:p>
              </table:table-cell>
              <table:table-cell office:value-type="float" office:value="0.369309978398223">
                <text:p>0.369309978398223</text:p>
              </table:table-cell>
              <table:table-cell office:value-type="float" office:value="0.370176050663007">
                <text:p>0.370176050663007</text:p>
              </table:table-cell>
              <table:table-cell office:value-type="float" office:value="0.36958364284798">
                <text:p>0.36958364284798</text:p>
              </table:table-cell>
              <table:table-cell office:value-type="float" office:value="0.368306928822254">
                <text:p>0.368306928822254</text:p>
              </table:table-cell>
              <table:table-cell office:value-type="float" office:value="0.371128005539368">
                <text:p>0.371128005539368</text:p>
              </table:table-cell>
              <table:table-cell office:value-type="float" office:value="0.372510481700353">
                <text:p>0.372510481700353</text:p>
              </table:table-cell>
              <table:table-cell office:value-type="float" office:value="0.37088149443002">
                <text:p>0.37088149443002</text:p>
              </table:table-cell>
              <table:table-cell office:value-type="float" office:value="0.372864743448501">
                <text:p>0.372864743448501</text:p>
              </table:table-cell>
              <table:table-cell office:value-type="float" office:value="0.365575044079094">
                <text:p>0.365575044079094</text:p>
              </table:table-cell>
              <table:table-cell office:value-type="float" office:value="0.380453257206527">
                <text:p>0.380453257206527</text:p>
              </table:table-cell>
              <table:table-cell office:value-type="float" office:value="0.369755096563174">
                <text:p>0.369755096563174</text:p>
              </table:table-cell>
              <table:table-cell office:value-type="float" office:value="0.375648764340135">
                <text:p>0.375648764340135</text:p>
              </table:table-cell>
              <table:table-cell office:value-type="float" office:value="0.385341361303352">
                <text:p>0.385341361303352</text:p>
              </table:table-cell>
              <table:table-cell office:value-type="float" office:value="0.379632229982366">
                <text:p>0.379632229982366</text:p>
              </table:table-cell>
              <table:table-cell office:value-type="float" office:value="0.377987206025853">
                <text:p>0.377987206025853</text:p>
              </table:table-cell>
              <table:table-cell office:value-type="float" office:value="0.381234732316621">
                <text:p>0.381234732316621</text:p>
              </table:table-cell>
              <table:table-cell office:value-type="float" office:value="0.384315527094478">
                <text:p>0.384315527094478</text:p>
              </table:table-cell>
              <table:table-cell office:value-type="float" office:value="0.39205938045695">
                <text:p>0.39205938045695</text:p>
              </table:table-cell>
              <table:table-cell office:value-type="float" office:value="0.387075666430566">
                <text:p>0.387075666430566</text:p>
              </table:table-cell>
              <table:table-cell office:value-type="float" office:value="0.390615347684507">
                <text:p>0.390615347684507</text:p>
              </table:table-cell>
              <table:table-cell office:value-type="float" office:value="0.397675345584808">
                <text:p>0.397675345584808</text:p>
              </table:table-cell>
              <table:table-cell office:value-type="float" office:value="0.399872925133329">
                <text:p>0.399872925133329</text:p>
              </table:table-cell>
              <table:table-cell office:value-type="float" office:value="0.397896153300469">
                <text:p>0.397896153300469</text:p>
              </table:table-cell>
              <table:table-cell office:value-type="float" office:value="0.403643139106365">
                <text:p>0.403643139106365</text:p>
              </table:table-cell>
              <table:table-cell office:value-type="float" office:value="0.399517060121303">
                <text:p>0.399517060121303</text:p>
              </table:table-cell>
              <table:table-cell office:value-type="float" office:value="0.396866428916841">
                <text:p>0.396866428916841</text:p>
              </table:table-cell>
              <table:table-cell office:value-type="float" office:value="0.406148359253728">
                <text:p>0.406148359253728</text:p>
              </table:table-cell>
              <table:table-cell office:value-type="float" office:value="0.41466656220766">
                <text:p>0.41466656220766</text:p>
              </table:table-cell>
              <table:table-cell office:value-type="float" office:value="0.410858096748709">
                <text:p>0.410858096748709</text:p>
              </table:table-cell>
              <table:table-cell office:value-type="float" office:value="0.414017390140911">
                <text:p>0.414017390140911</text:p>
              </table:table-cell>
              <table:table-cell office:value-type="float" office:value="0.404952001554564">
                <text:p>0.404952001554564</text:p>
              </table:table-cell>
              <table:table-cell office:value-type="float" office:value="0.423870776680039">
                <text:p>0.423870776680039</text:p>
              </table:table-cell>
              <table:table-cell office:value-type="float" office:value="0.421205359144045">
                <text:p>0.421205359144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ssil energy gas.conversion efficiency of fossil fuels to secondary fossil energy</text:p>
                <draw:g>
                  <svg:desc>'conversion efficiency'.A16:'conversion efficiency'.A16</svg:desc>
                </draw:g>
              </table:table-cell>
              <table:table-cell office:value-type="float" office:value="0.35883110377006">
                <text:p>0.35883110377006</text:p>
                <draw:g>
                  <svg:desc>'conversion efficiency'.B16:'conversion efficiency'.AS16</svg:desc>
                </draw:g>
              </table:table-cell>
              <table:table-cell office:value-type="float" office:value="0.356652770838295">
                <text:p>0.356652770838295</text:p>
              </table:table-cell>
              <table:table-cell office:value-type="float" office:value="0.356849357928629">
                <text:p>0.356849357928629</text:p>
              </table:table-cell>
              <table:table-cell office:value-type="float" office:value="0.359407816100407">
                <text:p>0.359407816100407</text:p>
              </table:table-cell>
              <table:table-cell office:value-type="float" office:value="0.35806499859559">
                <text:p>0.35806499859559</text:p>
              </table:table-cell>
              <table:table-cell office:value-type="float" office:value="0.356750593383921">
                <text:p>0.356750593383921</text:p>
              </table:table-cell>
              <table:table-cell office:value-type="float" office:value="0.351153851979415">
                <text:p>0.351153851979415</text:p>
              </table:table-cell>
              <table:table-cell office:value-type="float" office:value="0.351922093532851">
                <text:p>0.351922093532851</text:p>
              </table:table-cell>
              <table:table-cell office:value-type="float" office:value="0.352804589395345">
                <text:p>0.352804589395345</text:p>
              </table:table-cell>
              <table:table-cell office:value-type="float" office:value="0.356072971461279">
                <text:p>0.356072971461279</text:p>
              </table:table-cell>
              <table:table-cell office:value-type="float" office:value="0.35605147260439">
                <text:p>0.35605147260439</text:p>
              </table:table-cell>
              <table:table-cell office:value-type="float" office:value="0.360237178032036">
                <text:p>0.360237178032036</text:p>
              </table:table-cell>
              <table:table-cell office:value-type="float" office:value="0.360811812488733">
                <text:p>0.360811812488733</text:p>
              </table:table-cell>
              <table:table-cell office:value-type="float" office:value="0.360341130035439">
                <text:p>0.360341130035439</text:p>
              </table:table-cell>
              <table:table-cell office:value-type="float" office:value="0.357320361863789">
                <text:p>0.357320361863789</text:p>
              </table:table-cell>
              <table:table-cell office:value-type="float" office:value="0.363809568922184">
                <text:p>0.363809568922184</text:p>
              </table:table-cell>
              <table:table-cell office:value-type="float" office:value="0.364262324619862">
                <text:p>0.364262324619862</text:p>
              </table:table-cell>
              <table:table-cell office:value-type="float" office:value="0.36242522713248">
                <text:p>0.36242522713248</text:p>
              </table:table-cell>
              <table:table-cell office:value-type="float" office:value="0.359545865533968">
                <text:p>0.359545865533968</text:p>
              </table:table-cell>
              <table:table-cell office:value-type="float" office:value="0.3595192789139">
                <text:p>0.3595192789139</text:p>
              </table:table-cell>
              <table:table-cell office:value-type="float" office:value="0.359806406986607">
                <text:p>0.359806406986607</text:p>
              </table:table-cell>
              <table:table-cell office:value-type="float" office:value="0.358558275189363">
                <text:p>0.358558275189363</text:p>
              </table:table-cell>
              <table:table-cell office:value-type="float" office:value="0.36300665083619">
                <text:p>0.36300665083619</text:p>
              </table:table-cell>
              <table:table-cell office:value-type="float" office:value="0.362587974604424">
                <text:p>0.362587974604424</text:p>
              </table:table-cell>
              <table:table-cell office:value-type="float" office:value="0.36651298061778">
                <text:p>0.36651298061778</text:p>
              </table:table-cell>
              <table:table-cell office:value-type="float" office:value="0.369885466491321">
                <text:p>0.369885466491321</text:p>
              </table:table-cell>
              <table:table-cell office:value-type="float" office:value="0.3694375952022">
                <text:p>0.3694375952022</text:p>
              </table:table-cell>
              <table:table-cell office:value-type="float" office:value="0.376947497439196">
                <text:p>0.376947497439196</text:p>
              </table:table-cell>
              <table:table-cell office:value-type="float" office:value="0.374777585797012">
                <text:p>0.374777585797012</text:p>
              </table:table-cell>
              <table:table-cell office:value-type="float" office:value="0.381128888569374">
                <text:p>0.381128888569374</text:p>
              </table:table-cell>
              <table:table-cell office:value-type="float" office:value="0.38464460324329">
                <text:p>0.38464460324329</text:p>
              </table:table-cell>
              <table:table-cell office:value-type="float" office:value="0.383200690577494">
                <text:p>0.383200690577494</text:p>
              </table:table-cell>
              <table:table-cell office:value-type="float" office:value="0.387548053081037">
                <text:p>0.387548053081037</text:p>
              </table:table-cell>
              <table:table-cell office:value-type="float" office:value="0.391574310676771">
                <text:p>0.391574310676771</text:p>
              </table:table-cell>
              <table:table-cell office:value-type="float" office:value="0.388610360607889">
                <text:p>0.388610360607889</text:p>
              </table:table-cell>
              <table:table-cell office:value-type="float" office:value="0.392022007281092">
                <text:p>0.392022007281092</text:p>
              </table:table-cell>
              <table:table-cell office:value-type="float" office:value="0.399305601344221">
                <text:p>0.399305601344221</text:p>
              </table:table-cell>
              <table:table-cell office:value-type="float" office:value="0.397847202231349">
                <text:p>0.397847202231349</text:p>
              </table:table-cell>
              <table:table-cell office:value-type="float" office:value="0.399407827387889">
                <text:p>0.399407827387889</text:p>
              </table:table-cell>
              <table:table-cell office:value-type="float" office:value="0.39667223667692">
                <text:p>0.39667223667692</text:p>
              </table:table-cell>
              <table:table-cell office:value-type="float" office:value="0.404518272547985">
                <text:p>0.404518272547985</text:p>
              </table:table-cell>
              <table:table-cell office:value-type="float" office:value="0.407427594600834">
                <text:p>0.407427594600834</text:p>
              </table:table-cell>
              <table:table-cell office:value-type="float" office:value="0.397243614941608">
                <text:p>0.3972436149416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